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18cm"/>
    </style:style>
    <style:style style:name="co8" style:family="table-column">
      <style:table-column-properties fo:break-before="auto" style:column-width="5.965cm"/>
    </style:style>
    <style:style style:name="co9" style:family="table-column">
      <style:table-column-properties fo:break-before="auto" style:column-width="17.999cm"/>
    </style:style>
    <style:style style:name="co10" style:family="table-column">
      <style:table-column-properties fo:break-before="auto" style:column-width="1.88cm"/>
    </style:style>
    <style:style style:name="co11" style:family="table-column">
      <style:table-column-properties fo:break-before="auto" style:column-width="1.436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1.254cm"/>
    </style:style>
    <style:style style:name="co15" style:family="table-column">
      <style:table-column-properties fo:break-before="auto" style:column-width="1.326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1.683cm"/>
    </style:style>
    <style:style style:name="co18" style:family="table-column">
      <style:table-column-properties fo:break-before="auto" style:column-width="2.896cm"/>
    </style:style>
    <style:style style:name="co19" style:family="table-column">
      <style:table-column-properties fo:break-before="auto" style:column-width="3.242cm"/>
    </style:style>
    <style:style style:name="co20" style:family="table-column">
      <style:table-column-properties fo:break-before="auto" style:column-width="3.094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1.411cm"/>
    </style:style>
    <style:style style:name="co23" style:family="table-column">
      <style:table-column-properties fo:break-before="auto" style:column-width="3.119cm"/>
    </style:style>
    <style:style style:name="co24" style:family="table-column">
      <style:table-column-properties fo:break-before="auto" style:column-width="0.99cm"/>
    </style:style>
    <style:style style:name="co25" style:family="table-column">
      <style:table-column-properties fo:break-before="auto" style:column-width="3.836cm"/>
    </style:style>
    <style:style style:name="co26" style:family="table-column">
      <style:table-column-properties fo:break-before="auto" style:column-width="23.569cm"/>
    </style:style>
    <style:style style:name="co27" style:family="table-column">
      <style:table-column-properties fo:break-before="auto" style:column-width="5.57cm"/>
    </style:style>
    <style:style style:name="co28" style:family="table-column">
      <style:table-column-properties fo:break-before="auto" style:column-width="18.717cm"/>
    </style:style>
    <style:style style:name="co29" style:family="table-column">
      <style:table-column-properties fo:break-before="auto" style:column-width="4.209cm"/>
    </style:style>
    <style:style style:name="co30" style:family="table-column">
      <style:table-column-properties fo:break-before="auto" style:column-width="4.034cm"/>
    </style:style>
    <style:style style:name="co31" style:family="table-column">
      <style:table-column-properties fo:break-before="auto" style:column-width="15.794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0.395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6.757cm"/>
    </style:style>
    <style:style style:name="co39" style:family="table-column">
      <style:table-column-properties fo:break-before="auto" style:column-width="6.239cm"/>
    </style:style>
    <style:style style:name="co40" style:family="table-column">
      <style:table-column-properties fo:break-before="auto" style:column-width="0.891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461cm"/>
    </style:style>
    <style:style style:name="co43" style:family="table-column">
      <style:table-column-properties fo:break-before="auto" style:column-width="1.757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8.368cm"/>
    </style:style>
    <style:style style:name="co46" style:family="table-column">
      <style:table-column-properties fo:break-before="auto" style:column-width="7.823cm"/>
    </style:style>
    <style:style style:name="co47" style:family="table-column">
      <style:table-column-properties fo:break-before="auto" style:column-width="5.99cm"/>
    </style:style>
    <style:style style:name="co48" style:family="table-column">
      <style:table-column-properties fo:break-before="auto" style:column-width="2.574cm"/>
    </style:style>
    <style:style style:name="co49" style:family="table-column">
      <style:table-column-properties fo:break-before="auto" style:column-width="2.549cm"/>
    </style:style>
    <style:style style:name="co50" style:family="table-column">
      <style:table-column-properties fo:break-before="auto" style:column-width="5.669cm"/>
    </style:style>
    <style:style style:name="co51" style:family="table-column">
      <style:table-column-properties fo:break-before="auto" style:column-width="3.614cm"/>
    </style:style>
    <style:style style:name="co52" style:family="table-column">
      <style:table-column-properties fo:break-before="auto" style:column-width="19.038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3.676cm"/>
    </style:style>
    <style:style style:name="co55" style:family="table-column">
      <style:table-column-properties fo:break-before="auto" style:column-width="0.517cm"/>
    </style:style>
    <style:style style:name="co56" style:family="table-column">
      <style:table-column-properties fo:break-before="auto" style:column-width="4.329cm"/>
    </style:style>
    <style:style style:name="co57" style:family="table-column">
      <style:table-column-properties fo:break-before="auto" style:column-width="2.648cm"/>
    </style:style>
    <style:style style:name="co58" style:family="table-column">
      <style:table-column-properties fo:break-before="auto" style:column-width="0.519cm"/>
    </style:style>
    <style:style style:name="co59" style:family="table-column">
      <style:table-column-properties fo:break-before="auto" style:column-width="2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2.009cm" fo:break-before="auto" style:use-optimal-row-height="false"/>
    </style:style>
    <style:style style:name="ro6" style:family="table-row">
      <style:table-row-properties style:row-height="3.133cm" fo:break-before="auto" style:use-optimal-row-height="false"/>
    </style:style>
    <style:style style:name="ro7" style:family="table-row">
      <style:table-row-properties style:row-height="2.297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="0.99pt solid #000000"/>
    </style:style>
    <style:style style:name="ce2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3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4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6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7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110" style:family="table-cell" style:parent-style-name="Default" style:data-style-name="N3"/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6" style:family="table-cell" style:parent-style-name="Default" style:data-style-name="N100">
      <style:table-cell-properties style:direction="ltr" style:rotation-angle="90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 style:data-style-name="N100">
      <style:text-properties fo:font-size="9pt" style:font-size-asian="9pt" style:font-size-complex="9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5" office:value-type="string" calcext:value-type="string">
            <text:p>Order</text:p>
          </table:table-cell>
          <table:table-cell table:style-name="ce20" office:value-type="string" calcext:value-type="string">
            <text:p>Flags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Scop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oints</text:p>
          </table:table-cell>
          <table:table-cell table:style-name="ce26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ea! Si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the first teacup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Cheese Hole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map to reveal a secret rout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Mooning on Lif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1,000 moons to earn an extra lif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School of Fis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Have the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Fish Ka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Have the maximum liv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Shields Up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Have the maximum restart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Bounty Hunt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an item and earn 100,000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reasure Hunt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an item and earn 500,000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Love Hunt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an item and earn 1,000,000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ime the Beac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arn points while breaking a beacon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ime the Fis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arn 50,000 points while breaking a beacon with a fist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ime the Jump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arn 50,000 points while breaking a beacon with a jump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0" calcext:value-type="float">
            <text:p>10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Young Bloo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Rescue the agent Finnius Fro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10" calcext:value-type="float">
            <text:p>10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ouda Gull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Cheese Hills and find a safe place in Gouda Gully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0" calcext:value-type="float">
            <text:p>10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eese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first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30" calcext:value-type="float">
            <text:p>10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oquefort Ridg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Cheese Hills and find a safe place in Roquefort Ridg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31" calcext:value-type="float">
            <text:p>10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unnel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The Chunnel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32" calcext:value-type="float">
            <text:p>103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unnel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The Chunnel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33" calcext:value-type="float">
            <text:p>103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Escape from The Riccottacombe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secret passage routes to Nether Slimeswold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34" calcext:value-type="float">
            <text:p>1034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aerphilly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Caerphilly Dow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Lumpsvill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Custard Meadows and find a safe place in Lumpsvil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110" calcext:value-type="float">
            <text:p>11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on Appéti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Lumpsville Lurker without taking damag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120" calcext:value-type="float">
            <text:p>11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bbling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Egg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00" calcext:value-type="float">
            <text:p>12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Little Pimpl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Slime Plains and find a safe place in Little Pimp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10" calcext:value-type="float">
            <text:p>12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Fugu in a Cheese Ke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Obtain a Cheese Tower key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11" calcext:value-type="float">
            <text:p>121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y Knoll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Slime Plains and find a safe place in Slimy Knoll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20" calcext:value-type="float">
            <text:p>12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ennet Mine 1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Rennet Mine 1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30" calcext:value-type="float">
            <text:p>12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ennet Mine 2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Rennet Mine 2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31" calcext:value-type="float">
            <text:p>12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ennet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Rennet Mine 2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240" calcext:value-type="float">
            <text:p>12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zzarella Over-min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Mozzarella Over-min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50" calcext:value-type="float">
            <text:p>12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re Murky Moor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Slime Plains and find a safe place in More Murky Moo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51" calcext:value-type="float">
            <text:p>125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urky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More Murky Moor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float" office:value="1252" calcext:value-type="float">
            <text:p>1252</text:p>
          </table:table-cell>
          <table:table-cell table:style-name="ce22" office:value-type="string" calcext:value-type="string">
            <text:p>Trigger</text:p>
          </table:table-cell>
          <table:table-cell table:style-name="ce21" office:value-type="string" calcext:value-type="string">
            <text:p>Gruyer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Crater Gruyer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8"/>
          <table:table-cell table:style-name="ce23"/>
          <table:table-cell table:style-name="ce21" office:value-type="string" calcext:value-type="string">
            <text:p>Murky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Murky Moo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53" calcext:value-type="float">
            <text:p>125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re Murky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More Murky Moo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60" calcext:value-type="float">
            <text:p>12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Julienne of Mushroom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Fungi without taking damag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first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280" calcext:value-type="float">
            <text:p>128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second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ushy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Blue Diamond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Pimple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Greater Pimple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300" calcext:value-type="float">
            <text:p>13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swold Under Chees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olds and find a safe place in Slimeswold Under Chees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310" calcext:value-type="float">
            <text:p>13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e Min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Curdle Min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320" calcext:value-type="float">
            <text:p>13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Thunderball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all the cheese min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400" calcext:value-type="float">
            <text:p>14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Dating Tim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Make a date with the Angel Fish agent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410" calcext:value-type="float">
            <text:p>14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urglet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Overwold and find a safe place in Gurgleto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412" calcext:value-type="float">
            <text:p>141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therpool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Slitherpool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413" calcext:value-type="float">
            <text:p>141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Fruitassic Park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Overwold and find a safe place in Fruitassic Park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420" calcext:value-type="float">
            <text:p>14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Overwold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second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430" calcext:value-type="float">
            <text:p>14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Overwold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third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440" calcext:value-type="float">
            <text:p>14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erry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Emerald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eburg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utter Mound and find a safe place in Curdleburg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eburg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Curdleburg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503" calcext:value-type="float">
            <text:p>150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ington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Upper Curdlington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504" calcext:value-type="float">
            <text:p>1504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ington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Upper Curdlingto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5" calcext:value-type="float">
            <text:p>1505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fingers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Lake Butterfinger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506" calcext:value-type="float">
            <text:p>1506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fingers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Lake Butterfinge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7" calcext:value-type="float">
            <text:p>1507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cup Plains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Buttercup Plain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9" calcext:value-type="float">
            <text:p>1509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cup Ridg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Buttercup Ridg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10" calcext:value-type="float">
            <text:p>15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Eastern Cheddar Hoar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Secret Slime Pit and find a safe place in Eastern Cheddar Hoard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20" calcext:value-type="float">
            <text:p>15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ington on the Whe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utter Mound and find a safe place in Curdlington on the Whey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30" calcext:value-type="float">
            <text:p>15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Night of the Chicken Dea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Kentucky fried fiend without taking damag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40" calcext:value-type="float">
            <text:p>15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 Pit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third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550" calcext:value-type="float">
            <text:p>15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fourth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560" calcext:value-type="float">
            <text:p>15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cup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Red Diamond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00" calcext:value-type="float">
            <text:p>16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The Floating Foll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lue Cheese Hills and find a safe place in The Floating Folly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01" calcext:value-type="float">
            <text:p>160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Wendsleydale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Wendsleydale Wasteland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610" calcext:value-type="float">
            <text:p>16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lue Moon Dune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lue Cheese Hills and find a safe place in Blue Moon Dune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20" calcext:value-type="float">
            <text:p>16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Fungi Strikes Back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Fungi without taking damage again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30" calcext:value-type="float">
            <text:p>16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rystal Vibe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Obtain a Crystal Caverns key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rystalline Cutting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Crystal Caverns and find a safe place in Crystalline Cutting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Kompromat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scue the last agent to clarify objectiv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lue Cheese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fifth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lue Cheese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Mouse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70" calcext:value-type="float">
            <text:p>167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asino Royal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scue all the age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680" calcext:value-type="float">
            <text:p>168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oldenEy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all the satellite piec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681" calcext:value-type="float">
            <text:p>168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rystallin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Crystalline Cheese Chunk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89" calcext:value-type="float">
            <text:p>1689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le Excavation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secret passage routes to Neopolitan Peninsula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00" calcext:value-type="float">
            <text:p>17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lace Glaci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affel Glacier and find a safe place in Glace Glacier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0" calcext:value-type="float">
            <text:p>17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Triple Scoopingd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affel Glacier and find a safe place in Triple Scoopingdo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1" calcext:value-type="float">
            <text:p>171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Pinnacles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The Peppermint Pinnacle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712" calcext:value-type="float">
            <text:p>171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Peppermint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The Peppermint Pinnacle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4" calcext:value-type="float">
            <text:p>1714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Waferville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Waferville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715" calcext:value-type="float">
            <text:p>1715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1st Wafervill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the first secret extra life in Wafervil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6" calcext:value-type="float">
            <text:p>1716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2nd Wafervill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the second secret extra life in Wafervil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20" calcext:value-type="float">
            <text:p>17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Neopolitan Peninsula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affel Glacier and find a safe place in Neopolitan Peninsula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30" calcext:value-type="float">
            <text:p>17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Dr. Ye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Dr. Maybe without taking damag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31" calcext:value-type="float">
            <text:p>17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ovine Aerial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Bovine Aerial Assault area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40" calcext:value-type="float">
            <text:p>17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Waffel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fourth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iants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Mushroom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cha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Star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onrak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all the stiltonium machin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80" calcext:value-type="float">
            <text:p>178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Diamonds Are Forever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all the lost treasur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800" calcext:value-type="float">
            <text:p>18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ig Fis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Knock a triple star block and catch all the star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801" calcext:value-type="float">
            <text:p>180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omeback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Refill energy points to the maximum when had been in danger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810" calcext:value-type="float">
            <text:p>181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The Way of the Fis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Strike back an apple bullet with a fist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11" calcext:value-type="float">
            <text:p>1811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The Way of the Exploding Fis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Quack Attacker rocket with a fist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12" calcext:value-type="float">
            <text:p>1812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Crunchy Marc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5 enemies in a row jumping on heads without landing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890" calcext:value-type="float">
            <text:p>189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Blowerama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We have an enemy head, we have … a dynamite!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91" calcext:value-type="float">
            <text:p>1891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Gourmet Predator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Today we have a special dish – devour an enemy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92" calcext:value-type="float">
            <text:p>1892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Iron Hea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Blow up a dynamite on your own head without taking damag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900" calcext:value-type="float">
            <text:p>190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Earned Vacati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Thwart the evil and restore freedom to the galaxy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910" calcext:value-type="float">
            <text:p>191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Fools’ Da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So close but an insufficient investigation has been mad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920" calcext:value-type="float">
            <text:p>192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Total Failur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What is objectives? You had been trying to be so wrong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930" calcext:value-type="float">
            <text:p>193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Dr. Maybe being on the dark sid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00" calcext:value-type="float">
            <text:p>100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fatality bonuses with at least 5 fatalities without loosing a lif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01" calcext:value-type="float">
            <text:p>100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fatality bonuses with at least 10 fatalities without loosing a lif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02" calcext:value-type="float">
            <text:p>100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fatality bonuses with at least 25 fatalities without loosing a lif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10" calcext:value-type="float">
            <text:p>1001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energy bonuses with at least 20 energy remainin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11" calcext:value-type="float">
            <text:p>1001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energy bonuses with at least 29 energy remaining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12" calcext:value-type="float">
            <text:p>1001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energy bonuses with at least 40 energy remaining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20" calcext:value-type="float">
            <text:p>1002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a moon bonu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21" calcext:value-type="float">
            <text:p>1002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3 moon bonuses in a row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22" calcext:value-type="float">
            <text:p>1002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moon bonuses in a row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30" calcext:value-type="float">
            <text:p>1003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a teacup bonus without hurting enemie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31" calcext:value-type="float">
            <text:p>1003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3 teacup bonuses without hurting enemi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32" calcext:value-type="float">
            <text:p>1003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teacup bonuses without hurting enemi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100" calcext:value-type="float">
            <text:p>101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n energy star in a bonu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101" calcext:value-type="float">
            <text:p>101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 life in a bonu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102" calcext:value-type="float">
            <text:p>101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 hard-hat in a bonu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103" calcext:value-type="float">
            <text:p>10103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 X-Ray in a bonu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104" calcext:value-type="float">
            <text:p>10104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n invincibility fish in a bonu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00" calcext:value-type="float">
            <text:p>102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coins while clearing areas and having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01" calcext:value-type="float">
            <text:p>102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25 coins while clearing areas and having maximum energy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02" calcext:value-type="float">
            <text:p>102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0 coins while clearing areas and having maximum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10" calcext:value-type="float">
            <text:p>1021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 trophies while clearing areas and having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11" calcext:value-type="float">
            <text:p>1021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trophies while clearing areas and having maximum energy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12" calcext:value-type="float">
            <text:p>1021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25 trophies while clearing areas and having maximum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20" calcext:value-type="float">
            <text:p>1022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 crowns while clearing areas and having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21" calcext:value-type="float">
            <text:p>1022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crowns while clearing areas and having maximum energy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22" calcext:value-type="float">
            <text:p>1022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25 crowns while clearing areas and having maximum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30" calcext:value-type="float">
            <text:p>1023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life heart while clearing areas and having maximum live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31" calcext:value-type="float">
            <text:p>1023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 life hearts while clearing areas and having maximum liv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32" calcext:value-type="float">
            <text:p>1023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life hearts while clearing areas and having maximum liv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40" calcext:value-type="float">
            <text:p>10240</text:p>
          </table:table-cell>
          <table:table-cell table:style-name="ce21" office:value-type="string" calcext:value-type="string">
            <text:p>Measure%</text:p>
          </table:table-cell>
          <table:table-cell table:style-name="ce21" office:value-type="string" calcext:value-type="string">
            <text:p>Open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1,000,000 points while clearing area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41" calcext:value-type="float">
            <text:p>10241</text:p>
          </table:table-cell>
          <table:table-cell table:style-name="ce21" office:value-type="string" calcext:value-type="string">
            <text:p>Measure%</text:p>
          </table:table-cell>
          <table:table-cell table:style-name="ce21" office:value-type="string" calcext:value-type="string">
            <text:p>Brilliant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,000,000 points while clearing area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42" calcext:value-type="float">
            <text:p>10242</text:p>
          </table:table-cell>
          <table:table-cell table:style-name="ce21" office:value-type="string" calcext:value-type="string">
            <text:p>Measure%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10,000,000 points while clearing areas</text:p>
          </table:table-cell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6" office:value-type="float" office:value="10300" calcext:value-type="float">
            <text:p>103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Reveal a hidden box while clearing area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301" calcext:value-type="float">
            <text:p>103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Reveal 5 hidden boxes while clearing area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302" calcext:value-type="float">
            <text:p>103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Reveal 10 hidden boxes while clearing area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1000" calcext:value-type="float">
            <text:p>110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Travelling Salesman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ake the shortest route and defeat Dr. Maybe without revisiting areas and using continues</text:p>
          </table:table-cell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6" office:value-type="float" office:value="11010" calcext:value-type="float">
            <text:p>110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wordfis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nter a password carefully without editin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1011" calcext:value-type="float">
            <text:p>1101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In Love With a Chees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ven a small piece of cheese can make someone happy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1012" calcext:value-type="float">
            <text:p>1101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Lutefisk Chef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Join the dark side of the Force. Dark Jedi is also Jedi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 office:value-type="float" office:value="11020" calcext:value-type="float">
            <text:p>110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Сinephil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Watch introduction and final titl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9" office:value-type="string" calcext:value-type="string">
            <text:p>Итог Результат</text:p>
          </table:table-cell>
          <table:table-cell table:style-name="ce24" table:number-columns-repeated="4"/>
          <table:table-cell table:style-name="ce25"/>
          <table:table-cell table:style-name="ce28" office:value-type="float" office:value="1885" calcext:value-type="float">
            <text:p>1885</text:p>
          </table:table-cell>
          <table:table-cell/>
        </table:table-row>
        <table:table-row table:style-name="ro1" table:number-rows-repeated="10484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5" office:value-type="string" calcext:value-type="string">
            <text:p>Order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Description</text:p>
          </table:table-cell>
          <table:table-cell table:style-name="ce26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Tea! Sir</text:p>
          </table:table-cell>
          <table:table-cell table:style-name="ce21" office:value-type="string" calcext:value-type="string">
            <text:p>Collect the first teacup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Cheese Holes</text:p>
          </table:table-cell>
          <table:table-cell table:style-name="ce21" office:value-type="string" calcext:value-type="string">
            <text:p>Find a map to reveal a secret rou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Mooning on Life</text:p>
          </table:table-cell>
          <table:table-cell table:style-name="ce21" office:value-type="string" calcext:value-type="string">
            <text:p>Collect 1,000 moons to earn an extra lif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School of Fish</text:p>
          </table:table-cell>
          <table:table-cell table:style-name="ce21" office:value-type="string" calcext:value-type="string">
            <text:p>Have the maximum energy point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Fish Kat</text:p>
          </table:table-cell>
          <table:table-cell table:style-name="ce21" office:value-type="string" calcext:value-type="string">
            <text:p>Have the maximum liv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1" office:value-type="string" calcext:value-type="string">
            <text:p>Shields Up</text:p>
          </table:table-cell>
          <table:table-cell table:style-name="ce21" office:value-type="string" calcext:value-type="string">
            <text:p>Have the maximum restart energy point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1" office:value-type="string" calcext:value-type="string">
            <text:p>Bounty Hunter</text:p>
          </table:table-cell>
          <table:table-cell table:style-name="ce21" office:value-type="string" calcext:value-type="string">
            <text:p>Collect an item and earn 100,000 point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Treasure Hunter</text:p>
          </table:table-cell>
          <table:table-cell table:style-name="ce21" office:value-type="string" calcext:value-type="string">
            <text:p>Collect an item and earn 500,000 point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1" office:value-type="string" calcext:value-type="string">
            <text:p>Love Hunter</text:p>
          </table:table-cell>
          <table:table-cell table:style-name="ce21" office:value-type="string" calcext:value-type="string">
            <text:p>Collect an item and earn 1,000,000 point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1" office:value-type="string" calcext:value-type="string">
            <text:p>Berry Cover</text:p>
          </table:table-cell>
          <table:table-cell table:style-name="ce21" office:value-type="string" calcext:value-type="string">
            <text:p>Wear a strawberry sui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1" office:value-type="string" calcext:value-type="string">
            <text:p>Lemon Cover</text:p>
          </table:table-cell>
          <table:table-cell table:style-name="ce21" office:value-type="string" calcext:value-type="string">
            <text:p>Wear a lemon tart suit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1" office:value-type="string" calcext:value-type="string">
            <text:p>Cake Cover</text:p>
          </table:table-cell>
          <table:table-cell table:style-name="ce21" office:value-type="string" calcext:value-type="string">
            <text:p>Wear a berry cake suit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00" calcext:value-type="float">
            <text:p>100</text:p>
          </table:table-cell>
          <table:table-cell table:style-name="ce21" office:value-type="string" calcext:value-type="string">
            <text:p>Nice Timings</text:p>
          </table:table-cell>
          <table:table-cell table:style-name="ce21" office:value-type="string" calcext:value-type="string">
            <text:p>Hit 25,000 points while breaking a beacon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1" calcext:value-type="float">
            <text:p>101</text:p>
          </table:table-cell>
          <table:table-cell table:style-name="ce21" office:value-type="string" calcext:value-type="string">
            <text:p>Strong Timings</text:p>
          </table:table-cell>
          <table:table-cell table:style-name="ce21" office:value-type="string" calcext:value-type="string">
            <text:p>Hit 50,000 points while breaking a beacon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2" calcext:value-type="float">
            <text:p>102</text:p>
          </table:table-cell>
          <table:table-cell table:style-name="ce21" office:value-type="string" calcext:value-type="string">
            <text:p>Perfect Timings</text:p>
          </table:table-cell>
          <table:table-cell table:style-name="ce21" office:value-type="string" calcext:value-type="string">
            <text:p>Hit 100,000 points while breaking a beacon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200" calcext:value-type="float">
            <text:p>200</text:p>
          </table:table-cell>
          <table:table-cell table:style-name="ce21" office:value-type="string" calcext:value-type="string">
            <text:p>Max Velocity</text:p>
          </table:table-cell>
          <table:table-cell table:style-name="ce21" office:value-type="string" calcext:value-type="string">
            <text:p>Accelerate to extra speed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1" calcext:value-type="float">
            <text:p>201</text:p>
          </table:table-cell>
          <table:table-cell table:style-name="ce21" office:value-type="string" calcext:value-type="string">
            <text:p>Blowerama</text:p>
          </table:table-cell>
          <table:table-cell table:style-name="ce21" office:value-type="string" calcext:value-type="string">
            <text:p>There are rat heads, we have … a dynamite!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2" calcext:value-type="float">
            <text:p>202</text:p>
          </table:table-cell>
          <table:table-cell table:style-name="ce21" office:value-type="string" calcext:value-type="string">
            <text:p>The Way of the Fist</text:p>
          </table:table-cell>
          <table:table-cell table:style-name="ce21" office:value-type="string" calcext:value-type="string">
            <text:p>Strike back an apple bullet with a fist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3" calcext:value-type="float">
            <text:p>203</text:p>
          </table:table-cell>
          <table:table-cell table:style-name="ce21" office:value-type="string" calcext:value-type="string">
            <text:p>The Exploding Fist</text:p>
          </table:table-cell>
          <table:table-cell table:style-name="ce21" office:value-type="string" calcext:value-type="string">
            <text:p>Destroy Quack Attacker rocket with a fist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4" calcext:value-type="float">
            <text:p>204</text:p>
          </table:table-cell>
          <table:table-cell table:style-name="ce21" office:value-type="string" calcext:value-type="string">
            <text:p>Major Kong</text:p>
          </table:table-cell>
          <table:table-cell table:style-name="ce21" office:value-type="string" calcext:value-type="string">
            <text:p>Jump Bully Bullet 10 times in a row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5" calcext:value-type="float">
            <text:p>205</text:p>
          </table:table-cell>
          <table:table-cell table:style-name="ce21" office:value-type="string" calcext:value-type="string">
            <text:p>Big Fish</text:p>
          </table:table-cell>
          <table:table-cell table:style-name="ce21" office:value-type="string" calcext:value-type="string">
            <text:p>Knock a triple star block and catch all the star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06" calcext:value-type="float">
            <text:p>206</text:p>
          </table:table-cell>
          <table:table-cell table:style-name="ce21" office:value-type="string" calcext:value-type="string">
            <text:p>Comeback</text:p>
          </table:table-cell>
          <table:table-cell table:style-name="ce21" office:value-type="string" calcext:value-type="string">
            <text:p>Recover energy points to the maximum after being in danger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07" calcext:value-type="float">
            <text:p>207</text:p>
          </table:table-cell>
          <table:table-cell table:style-name="ce21" office:value-type="string" calcext:value-type="string">
            <text:p>Gourmet Predatory</text:p>
          </table:table-cell>
          <table:table-cell table:style-name="ce21" office:value-type="string" calcext:value-type="string">
            <text:p>Today we have a special dish – devour an enemy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08" calcext:value-type="float">
            <text:p>208</text:p>
          </table:table-cell>
          <table:table-cell table:style-name="ce21" office:value-type="string" calcext:value-type="string">
            <text:p>Iron Head</text:p>
          </table:table-cell>
          <table:table-cell table:style-name="ce21" office:value-type="string" calcext:value-type="string">
            <text:p>Blow up a dynamite on your own head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09" calcext:value-type="float">
            <text:p>209</text:p>
          </table:table-cell>
          <table:table-cell table:style-name="ce21" office:value-type="string" calcext:value-type="string">
            <text:p>Crunchy March</text:p>
          </table:table-cell>
          <table:table-cell table:style-name="ce21" office:value-type="string" calcext:value-type="string">
            <text:p>Defeat 5 enemies in a row while jumping their heads and without landing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00" calcext:value-type="float">
            <text:p>1000</text:p>
          </table:table-cell>
          <table:table-cell table:style-name="ce21" office:value-type="string" calcext:value-type="string">
            <text:p>Young Blood</text:p>
          </table:table-cell>
          <table:table-cell table:style-name="ce21" office:value-type="string" calcext:value-type="string">
            <text:p>Rescue the agent Finnius Frog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10" calcext:value-type="float">
            <text:p>1010</text:p>
          </table:table-cell>
          <table:table-cell table:style-name="ce21" office:value-type="string" calcext:value-type="string">
            <text:p>Gouda Gully</text:p>
          </table:table-cell>
          <table:table-cell table:style-name="ce21" office:value-type="string" calcext:value-type="string">
            <text:p>Explore Cheese Hills and find a safe place in Gouda Gully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20" calcext:value-type="float">
            <text:p>1020</text:p>
          </table:table-cell>
          <table:table-cell table:style-name="ce21" office:value-type="string" calcext:value-type="string">
            <text:p>Cheese Surveillance</text:p>
          </table:table-cell>
          <table:table-cell table:style-name="ce21" office:value-type="string" calcext:value-type="string">
            <text:p>Find the first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021" calcext:value-type="float">
            <text:p>1021</text:p>
          </table:table-cell>
          <table:table-cell table:style-name="ce21" office:value-type="string" calcext:value-type="string">
            <text:p>Gruyere Covert</text:p>
          </table:table-cell>
          <table:table-cell table:style-name="ce21" office:value-type="string" calcext:value-type="string">
            <text:p>Find a secret extra life in Crater Gruyer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30" calcext:value-type="float">
            <text:p>1030</text:p>
          </table:table-cell>
          <table:table-cell table:style-name="ce21" office:value-type="string" calcext:value-type="string">
            <text:p>Roquefort Ridge</text:p>
          </table:table-cell>
          <table:table-cell table:style-name="ce21" office:value-type="string" calcext:value-type="string">
            <text:p>Explore Cheese Hills and find a safe place in Roquefort Ridg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31" calcext:value-type="float">
            <text:p>1031</text:p>
          </table:table-cell>
          <table:table-cell table:style-name="ce21" office:value-type="string" calcext:value-type="string">
            <text:p>Chunnel Wealth</text:p>
          </table:table-cell>
          <table:table-cell table:style-name="ce21" office:value-type="string" calcext:value-type="string">
            <text:p>Grab a secret stash in The Chunnel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32" calcext:value-type="float">
            <text:p>1032</text:p>
          </table:table-cell>
          <table:table-cell table:style-name="ce21" office:value-type="string" calcext:value-type="string">
            <text:p>Chunnel Covert</text:p>
          </table:table-cell>
          <table:table-cell table:style-name="ce21" office:value-type="string" calcext:value-type="string">
            <text:p>Find a secret extra life in The Chunnel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33" calcext:value-type="float">
            <text:p>1033</text:p>
          </table:table-cell>
          <table:table-cell table:style-name="ce21" office:value-type="string" calcext:value-type="string">
            <text:p>Escape from The Riccottacombes</text:p>
          </table:table-cell>
          <table:table-cell table:style-name="ce21" office:value-type="string" calcext:value-type="string">
            <text:p>Find the secret passage routes to Nether Slimeswold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034" calcext:value-type="float">
            <text:p>1034</text:p>
          </table:table-cell>
          <table:table-cell table:style-name="ce21" office:value-type="string" calcext:value-type="string">
            <text:p>Caerphilly Covert</text:p>
          </table:table-cell>
          <table:table-cell table:style-name="ce21" office:value-type="string" calcext:value-type="string">
            <text:p>Find a secret extra life in Caerphilly Down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21" office:value-type="string" calcext:value-type="string">
            <text:p>Lumpsville</text:p>
          </table:table-cell>
          <table:table-cell table:style-name="ce21" office:value-type="string" calcext:value-type="string">
            <text:p>Explore Custard Meadows and find a safe place in Lumpsvill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110" calcext:value-type="float">
            <text:p>1110</text:p>
          </table:table-cell>
          <table:table-cell table:style-name="ce21" office:value-type="string" calcext:value-type="string">
            <text:p>Bon Appétit</text:p>
          </table:table-cell>
          <table:table-cell table:style-name="ce21" office:value-type="string" calcext:value-type="string">
            <text:p>Defeat Lumpsville Lurker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120" calcext:value-type="float">
            <text:p>1120</text:p>
          </table:table-cell>
          <table:table-cell table:style-name="ce21" office:value-type="string" calcext:value-type="string">
            <text:p>Bubbling Adventure</text:p>
          </table:table-cell>
          <table:table-cell table:style-name="ce21" office:value-type="string" calcext:value-type="string">
            <text:p>Retrieve the Moon Egg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00" calcext:value-type="float">
            <text:p>1200</text:p>
          </table:table-cell>
          <table:table-cell table:style-name="ce21" office:value-type="string" calcext:value-type="string">
            <text:p>Little Pimple</text:p>
          </table:table-cell>
          <table:table-cell table:style-name="ce21" office:value-type="string" calcext:value-type="string">
            <text:p>Explore Slime Plains and find a safe place in Little Pimpl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10" calcext:value-type="float">
            <text:p>1210</text:p>
          </table:table-cell>
          <table:table-cell table:style-name="ce21" office:value-type="string" calcext:value-type="string">
            <text:p>Fugu in a Cheese Key</text:p>
          </table:table-cell>
          <table:table-cell table:style-name="ce21" office:value-type="string" calcext:value-type="string">
            <text:p>Obtain a Cheese Tower key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11" calcext:value-type="float">
            <text:p>1211</text:p>
          </table:table-cell>
          <table:table-cell table:style-name="ce21" office:value-type="string" calcext:value-type="string">
            <text:p>Slimy Knoll</text:p>
          </table:table-cell>
          <table:table-cell table:style-name="ce21" office:value-type="string" calcext:value-type="string">
            <text:p>Explore Slime Plains and find a safe place in Slimy Knoll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20" calcext:value-type="float">
            <text:p>1220</text:p>
          </table:table-cell>
          <table:table-cell table:style-name="ce21" office:value-type="string" calcext:value-type="string">
            <text:p>Rennet Mine 1</text:p>
          </table:table-cell>
          <table:table-cell table:style-name="ce21" office:value-type="string" calcext:value-type="string">
            <text:p>Destroy the cheese mine in Rennet Mine 1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30" calcext:value-type="float">
            <text:p>1230</text:p>
          </table:table-cell>
          <table:table-cell table:style-name="ce21" office:value-type="string" calcext:value-type="string">
            <text:p>Rennet Mine 2</text:p>
          </table:table-cell>
          <table:table-cell table:style-name="ce21" office:value-type="string" calcext:value-type="string">
            <text:p>Destroy the cheese mine in Rennet Mine 2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31" calcext:value-type="float">
            <text:p>1231</text:p>
          </table:table-cell>
          <table:table-cell table:style-name="ce21" office:value-type="string" calcext:value-type="string">
            <text:p>Rennet Wealth</text:p>
          </table:table-cell>
          <table:table-cell table:style-name="ce21" office:value-type="string" calcext:value-type="string">
            <text:p>Grab a secret stash in Rennet Mine 2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40" calcext:value-type="float">
            <text:p>1240</text:p>
          </table:table-cell>
          <table:table-cell table:style-name="ce21" office:value-type="string" calcext:value-type="string">
            <text:p>Mozzarella Over-mine</text:p>
          </table:table-cell>
          <table:table-cell table:style-name="ce21" office:value-type="string" calcext:value-type="string">
            <text:p>Destroy the cheese mine in Mozzarella Over-min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50" calcext:value-type="float">
            <text:p>1250</text:p>
          </table:table-cell>
          <table:table-cell table:style-name="ce21" office:value-type="string" calcext:value-type="string">
            <text:p>More Murky Moors</text:p>
          </table:table-cell>
          <table:table-cell table:style-name="ce21" office:value-type="string" calcext:value-type="string">
            <text:p>Explore Slime Plains and find a safe place in More Murky Moor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51" calcext:value-type="float">
            <text:p>1251</text:p>
          </table:table-cell>
          <table:table-cell table:style-name="ce21" office:value-type="string" calcext:value-type="string">
            <text:p>Murky Wealth</text:p>
          </table:table-cell>
          <table:table-cell table:style-name="ce21" office:value-type="string" calcext:value-type="string">
            <text:p>Grab a secret stash in More Murky Moor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52" calcext:value-type="float">
            <text:p>1252</text:p>
          </table:table-cell>
          <table:table-cell table:style-name="ce21" office:value-type="string" calcext:value-type="string">
            <text:p>Murky Covert</text:p>
          </table:table-cell>
          <table:table-cell table:style-name="ce21" office:value-type="string" calcext:value-type="string">
            <text:p>Find a secret extra life in Murky Moor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53" calcext:value-type="float">
            <text:p>1253</text:p>
          </table:table-cell>
          <table:table-cell table:style-name="ce21" office:value-type="string" calcext:value-type="string">
            <text:p>More Murky Covert</text:p>
          </table:table-cell>
          <table:table-cell table:style-name="ce21" office:value-type="string" calcext:value-type="string">
            <text:p>Find a secret extra life in More Murky Moor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60" calcext:value-type="float">
            <text:p>1260</text:p>
          </table:table-cell>
          <table:table-cell table:style-name="ce21" office:value-type="string" calcext:value-type="string">
            <text:p>Julienne of Mushrooms</text:p>
          </table:table-cell>
          <table:table-cell table:style-name="ce21" office:value-type="string" calcext:value-type="string">
            <text:p>Defeat Fungi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21" office:value-type="string" calcext:value-type="string">
            <text:p>Slime Bang-and-burn</text:p>
          </table:table-cell>
          <table:table-cell table:style-name="ce21" office:value-type="string" calcext:value-type="string">
            <text:p>Disable the first stiltonium machin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280" calcext:value-type="float">
            <text:p>1280</text:p>
          </table:table-cell>
          <table:table-cell table:style-name="ce21" office:value-type="string" calcext:value-type="string">
            <text:p>Slime Surveillance</text:p>
          </table:table-cell>
          <table:table-cell table:style-name="ce21" office:value-type="string" calcext:value-type="string">
            <text:p>Find the second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21" office:value-type="string" calcext:value-type="string">
            <text:p>Mushy Adventure</text:p>
          </table:table-cell>
          <table:table-cell table:style-name="ce21" office:value-type="string" calcext:value-type="string">
            <text:p>Retrieve the Blue Diamond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21" office:value-type="string" calcext:value-type="string">
            <text:p>Pimple Wealth</text:p>
          </table:table-cell>
          <table:table-cell table:style-name="ce21" office:value-type="string" calcext:value-type="string">
            <text:p>Grab a secret stash in Greater Pimpl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300" calcext:value-type="float">
            <text:p>1300</text:p>
          </table:table-cell>
          <table:table-cell table:style-name="ce21" office:value-type="string" calcext:value-type="string">
            <text:p>Slimeswold Under Cheese</text:p>
          </table:table-cell>
          <table:table-cell table:style-name="ce21" office:value-type="string" calcext:value-type="string">
            <text:p>Explore Wolds and find a safe place in Slimeswold Under Chees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310" calcext:value-type="float">
            <text:p>1310</text:p>
          </table:table-cell>
          <table:table-cell table:style-name="ce21" office:value-type="string" calcext:value-type="string">
            <text:p>Curdle Mine</text:p>
          </table:table-cell>
          <table:table-cell table:style-name="ce21" office:value-type="string" calcext:value-type="string">
            <text:p>Destroy the cheese mine in Curdle Min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320" calcext:value-type="float">
            <text:p>1320</text:p>
          </table:table-cell>
          <table:table-cell table:style-name="ce21" office:value-type="string" calcext:value-type="string">
            <text:p>Thunderball</text:p>
          </table:table-cell>
          <table:table-cell table:style-name="ce21" office:value-type="string" calcext:value-type="string">
            <text:p>Destroy all the cheese min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400" calcext:value-type="float">
            <text:p>1400</text:p>
          </table:table-cell>
          <table:table-cell table:style-name="ce21" office:value-type="string" calcext:value-type="string">
            <text:p>Dating Time</text:p>
          </table:table-cell>
          <table:table-cell table:style-name="ce21" office:value-type="string" calcext:value-type="string">
            <text:p>Make a date with the Angel Fish agent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410" calcext:value-type="float">
            <text:p>1410</text:p>
          </table:table-cell>
          <table:table-cell table:style-name="ce21" office:value-type="string" calcext:value-type="string">
            <text:p>Gurgleton</text:p>
          </table:table-cell>
          <table:table-cell table:style-name="ce21" office:value-type="string" calcext:value-type="string">
            <text:p>Explore Overwold and find a safe place in Gurgleton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412" calcext:value-type="float">
            <text:p>1412</text:p>
          </table:table-cell>
          <table:table-cell table:style-name="ce21" office:value-type="string" calcext:value-type="string">
            <text:p>Slitherpool Wealth</text:p>
          </table:table-cell>
          <table:table-cell table:style-name="ce21" office:value-type="string" calcext:value-type="string">
            <text:p>Grab a secret stash in Slitherpool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413" calcext:value-type="float">
            <text:p>1413</text:p>
          </table:table-cell>
          <table:table-cell table:style-name="ce21" office:value-type="string" calcext:value-type="string">
            <text:p>Fruitassic Park</text:p>
          </table:table-cell>
          <table:table-cell table:style-name="ce21" office:value-type="string" calcext:value-type="string">
            <text:p>Explore Overwold and find a safe place in Fruitassic Park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420" calcext:value-type="float">
            <text:p>1420</text:p>
          </table:table-cell>
          <table:table-cell table:style-name="ce21" office:value-type="string" calcext:value-type="string">
            <text:p>Overwold Bang-and-burn</text:p>
          </table:table-cell>
          <table:table-cell table:style-name="ce21" office:value-type="string" calcext:value-type="string">
            <text:p>Disable the second stiltonium machin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430" calcext:value-type="float">
            <text:p>1430</text:p>
          </table:table-cell>
          <table:table-cell table:style-name="ce21" office:value-type="string" calcext:value-type="string">
            <text:p>Overwold Surveillance</text:p>
          </table:table-cell>
          <table:table-cell table:style-name="ce21" office:value-type="string" calcext:value-type="string">
            <text:p>Find the third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440" calcext:value-type="float">
            <text:p>1440</text:p>
          </table:table-cell>
          <table:table-cell table:style-name="ce21" office:value-type="string" calcext:value-type="string">
            <text:p>Cherry Adventure</text:p>
          </table:table-cell>
          <table:table-cell table:style-name="ce21" office:value-type="string" calcext:value-type="string">
            <text:p>Retrieve the Moon Emerald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21" office:value-type="string" calcext:value-type="string">
            <text:p>Curdleburg</text:p>
          </table:table-cell>
          <table:table-cell table:style-name="ce21" office:value-type="string" calcext:value-type="string">
            <text:p>Explore Butter Mound and find a safe place in Curdleburg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21" office:value-type="string" calcext:value-type="string">
            <text:p>Curdleburg Wealth</text:p>
          </table:table-cell>
          <table:table-cell table:style-name="ce21" office:value-type="string" calcext:value-type="string">
            <text:p>Grab a secret stash in Curdleburg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3" calcext:value-type="float">
            <text:p>1503</text:p>
          </table:table-cell>
          <table:table-cell table:style-name="ce21" office:value-type="string" calcext:value-type="string">
            <text:p>Curdlington Wealth</text:p>
          </table:table-cell>
          <table:table-cell table:style-name="ce21" office:value-type="string" calcext:value-type="string">
            <text:p>Grab a secret stash in Upper Curdlington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4" calcext:value-type="float">
            <text:p>1504</text:p>
          </table:table-cell>
          <table:table-cell table:style-name="ce21" office:value-type="string" calcext:value-type="string">
            <text:p>Curdlington Covert</text:p>
          </table:table-cell>
          <table:table-cell table:style-name="ce21" office:value-type="string" calcext:value-type="string">
            <text:p>Find a secret extra life in Upper Curdlington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5" calcext:value-type="float">
            <text:p>1505</text:p>
          </table:table-cell>
          <table:table-cell table:style-name="ce21" office:value-type="string" calcext:value-type="string">
            <text:p>Butterfingers Wealth</text:p>
          </table:table-cell>
          <table:table-cell table:style-name="ce21" office:value-type="string" calcext:value-type="string">
            <text:p>Grab a secret stash in Lake Butterfinger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6" calcext:value-type="float">
            <text:p>1506</text:p>
          </table:table-cell>
          <table:table-cell table:style-name="ce21" office:value-type="string" calcext:value-type="string">
            <text:p>Butterfingers Covert</text:p>
          </table:table-cell>
          <table:table-cell table:style-name="ce21" office:value-type="string" calcext:value-type="string">
            <text:p>Find a secret extra life in Lake Butterfinger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7" calcext:value-type="float">
            <text:p>1507</text:p>
          </table:table-cell>
          <table:table-cell table:style-name="ce21" office:value-type="string" calcext:value-type="string">
            <text:p>Buttercup Plains Covert</text:p>
          </table:table-cell>
          <table:table-cell table:style-name="ce21" office:value-type="string" calcext:value-type="string">
            <text:p>Find a secret extra life in Buttercup Plain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9" calcext:value-type="float">
            <text:p>1509</text:p>
          </table:table-cell>
          <table:table-cell table:style-name="ce21" office:value-type="string" calcext:value-type="string">
            <text:p>Buttercup Ridge Covert</text:p>
          </table:table-cell>
          <table:table-cell table:style-name="ce21" office:value-type="string" calcext:value-type="string">
            <text:p>Find a secret extra life in Buttercup Ridg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10" calcext:value-type="float">
            <text:p>1510</text:p>
          </table:table-cell>
          <table:table-cell table:style-name="ce21" office:value-type="string" calcext:value-type="string">
            <text:p>Eastern Cheddar Hoard</text:p>
          </table:table-cell>
          <table:table-cell table:style-name="ce21" office:value-type="string" calcext:value-type="string">
            <text:p>Explore Secret Slime Pit and find a safe place in Eastern Cheddar Hoard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20" calcext:value-type="float">
            <text:p>1520</text:p>
          </table:table-cell>
          <table:table-cell table:style-name="ce21" office:value-type="string" calcext:value-type="string">
            <text:p>Curdlington on the Whey</text:p>
          </table:table-cell>
          <table:table-cell table:style-name="ce21" office:value-type="string" calcext:value-type="string">
            <text:p>Explore Butter Mound and find a safe place in Curdlington on the Whey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30" calcext:value-type="float">
            <text:p>1530</text:p>
          </table:table-cell>
          <table:table-cell table:style-name="ce21" office:value-type="string" calcext:value-type="string">
            <text:p>Night of the Chicken Dead</text:p>
          </table:table-cell>
          <table:table-cell table:style-name="ce21" office:value-type="string" calcext:value-type="string">
            <text:p>Defeat Kentucky fried fiend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40" calcext:value-type="float">
            <text:p>1540</text:p>
          </table:table-cell>
          <table:table-cell table:style-name="ce21" office:value-type="string" calcext:value-type="string">
            <text:p>Slime Pit Bang-and-burn</text:p>
          </table:table-cell>
          <table:table-cell table:style-name="ce21" office:value-type="string" calcext:value-type="string">
            <text:p>Disable the third stiltonium machin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550" calcext:value-type="float">
            <text:p>1550</text:p>
          </table:table-cell>
          <table:table-cell table:style-name="ce21" office:value-type="string" calcext:value-type="string">
            <text:p>Butter Surveillance</text:p>
          </table:table-cell>
          <table:table-cell table:style-name="ce21" office:value-type="string" calcext:value-type="string">
            <text:p>Find the fourth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560" calcext:value-type="float">
            <text:p>1560</text:p>
          </table:table-cell>
          <table:table-cell table:style-name="ce21" office:value-type="string" calcext:value-type="string">
            <text:p>Buttercup Adventure</text:p>
          </table:table-cell>
          <table:table-cell table:style-name="ce21" office:value-type="string" calcext:value-type="string">
            <text:p>Retrieve the Red Diamond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00" calcext:value-type="float">
            <text:p>1600</text:p>
          </table:table-cell>
          <table:table-cell table:style-name="ce21" office:value-type="string" calcext:value-type="string">
            <text:p>The Floating Folly</text:p>
          </table:table-cell>
          <table:table-cell table:style-name="ce21" office:value-type="string" calcext:value-type="string">
            <text:p>Explore Blue Cheese Hills and find a safe place in The Floating Folly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01" calcext:value-type="float">
            <text:p>1601</text:p>
          </table:table-cell>
          <table:table-cell table:style-name="ce21" office:value-type="string" calcext:value-type="string">
            <text:p>Wendsleydale Wealth</text:p>
          </table:table-cell>
          <table:table-cell table:style-name="ce21" office:value-type="string" calcext:value-type="string">
            <text:p>Grab a secret stash in Wendsleydale Wasteland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610" calcext:value-type="float">
            <text:p>1610</text:p>
          </table:table-cell>
          <table:table-cell table:style-name="ce21" office:value-type="string" calcext:value-type="string">
            <text:p>Blue Moon Dunes</text:p>
          </table:table-cell>
          <table:table-cell table:style-name="ce21" office:value-type="string" calcext:value-type="string">
            <text:p>Explore Blue Cheese Hills and find a safe place in Blue Moon Dune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20" calcext:value-type="float">
            <text:p>1620</text:p>
          </table:table-cell>
          <table:table-cell table:style-name="ce21" office:value-type="string" calcext:value-type="string">
            <text:p>Fungi Strikes Back</text:p>
          </table:table-cell>
          <table:table-cell table:style-name="ce21" office:value-type="string" calcext:value-type="string">
            <text:p>Defeat Fungi without taking damage again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30" calcext:value-type="float">
            <text:p>1630</text:p>
          </table:table-cell>
          <table:table-cell table:style-name="ce21" office:value-type="string" calcext:value-type="string">
            <text:p>Crystal Vibes</text:p>
          </table:table-cell>
          <table:table-cell table:style-name="ce21" office:value-type="string" calcext:value-type="string">
            <text:p>Obtain a Crystal Caverns key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table:style-name="ce21" office:value-type="string" calcext:value-type="string">
            <text:p>Crystalline Cuttings</text:p>
          </table:table-cell>
          <table:table-cell table:style-name="ce21" office:value-type="string" calcext:value-type="string">
            <text:p>Explore Crystal Caverns and find a safe place in Crystalline Cutting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table:style-name="ce21" office:value-type="string" calcext:value-type="string">
            <text:p>Kompromat</text:p>
          </table:table-cell>
          <table:table-cell table:style-name="ce21" office:value-type="string" calcext:value-type="string">
            <text:p>Rescue the last agent to clarify objectiv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table:style-name="ce21" office:value-type="string" calcext:value-type="string">
            <text:p>Blue Cheese Surveillance</text:p>
          </table:table-cell>
          <table:table-cell table:style-name="ce21" office:value-type="string" calcext:value-type="string">
            <text:p>Find the fifth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table:style-name="ce21" office:value-type="string" calcext:value-type="string">
            <text:p>Blue Cheese Adventure</text:p>
          </table:table-cell>
          <table:table-cell table:style-name="ce21" office:value-type="string" calcext:value-type="string">
            <text:p>Retrieve the Moon Mouse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70" calcext:value-type="float">
            <text:p>1670</text:p>
          </table:table-cell>
          <table:table-cell table:style-name="ce21" office:value-type="string" calcext:value-type="string">
            <text:p>Casino Royale</text:p>
          </table:table-cell>
          <table:table-cell table:style-name="ce21" office:value-type="string" calcext:value-type="string">
            <text:p>Rescue all the agent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680" calcext:value-type="float">
            <text:p>1680</text:p>
          </table:table-cell>
          <table:table-cell table:style-name="ce21" office:value-type="string" calcext:value-type="string">
            <text:p>GoldenEye</text:p>
          </table:table-cell>
          <table:table-cell table:style-name="ce21" office:value-type="string" calcext:value-type="string">
            <text:p>Find all the satellite piec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681" calcext:value-type="float">
            <text:p>1681</text:p>
          </table:table-cell>
          <table:table-cell table:style-name="ce21" office:value-type="string" calcext:value-type="string">
            <text:p>Crystalline Covert</text:p>
          </table:table-cell>
          <table:table-cell table:style-name="ce21" office:value-type="string" calcext:value-type="string">
            <text:p>Find a secret extra life in Crystalline Cheese Chunk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89" calcext:value-type="float">
            <text:p>1689</text:p>
          </table:table-cell>
          <table:table-cell table:style-name="ce21" office:value-type="string" calcext:value-type="string">
            <text:p>Mole Excavations</text:p>
          </table:table-cell>
          <table:table-cell table:style-name="ce21" office:value-type="string" calcext:value-type="string">
            <text:p>Find the secret passage routes to Neopolitan Peninsula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00" calcext:value-type="float">
            <text:p>1700</text:p>
          </table:table-cell>
          <table:table-cell table:style-name="ce21" office:value-type="string" calcext:value-type="string">
            <text:p>Glace Glacier</text:p>
          </table:table-cell>
          <table:table-cell table:style-name="ce21" office:value-type="string" calcext:value-type="string">
            <text:p>Explore Waffel Glacier and find a safe place in Glace Glacier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10" calcext:value-type="float">
            <text:p>1710</text:p>
          </table:table-cell>
          <table:table-cell table:style-name="ce21" office:value-type="string" calcext:value-type="string">
            <text:p>Triple Scoopingdon</text:p>
          </table:table-cell>
          <table:table-cell table:style-name="ce21" office:value-type="string" calcext:value-type="string">
            <text:p>Explore Waffel Glacier and find a safe place in Triple Scoopingdon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11" calcext:value-type="float">
            <text:p>1711</text:p>
          </table:table-cell>
          <table:table-cell table:style-name="ce21" office:value-type="string" calcext:value-type="string">
            <text:p>Pinnacles Wealth</text:p>
          </table:table-cell>
          <table:table-cell table:style-name="ce21" office:value-type="string" calcext:value-type="string">
            <text:p>Grab a secret stash in The Peppermint Pinnacle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12" calcext:value-type="float">
            <text:p>1712</text:p>
          </table:table-cell>
          <table:table-cell table:style-name="ce21" office:value-type="string" calcext:value-type="string">
            <text:p>Peppermint Covert</text:p>
          </table:table-cell>
          <table:table-cell table:style-name="ce21" office:value-type="string" calcext:value-type="string">
            <text:p>Find a secret extra life in The Peppermint Pinnacle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14" calcext:value-type="float">
            <text:p>1714</text:p>
          </table:table-cell>
          <table:table-cell table:style-name="ce21" office:value-type="string" calcext:value-type="string">
            <text:p>Waferville Wealth</text:p>
          </table:table-cell>
          <table:table-cell table:style-name="ce21" office:value-type="string" calcext:value-type="string">
            <text:p>Grab a secret stash in Wafervill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15" calcext:value-type="float">
            <text:p>1715</text:p>
          </table:table-cell>
          <table:table-cell table:style-name="ce21" office:value-type="string" calcext:value-type="string">
            <text:p>1st Waferville Covert</text:p>
          </table:table-cell>
          <table:table-cell table:style-name="ce21" office:value-type="string" calcext:value-type="string">
            <text:p>Find the first secret extra life in Wafervill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16" calcext:value-type="float">
            <text:p>1716</text:p>
          </table:table-cell>
          <table:table-cell table:style-name="ce21" office:value-type="string" calcext:value-type="string">
            <text:p>2nd Waferville Covert</text:p>
          </table:table-cell>
          <table:table-cell table:style-name="ce21" office:value-type="string" calcext:value-type="string">
            <text:p>Find the second secret extra life in Wafervill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20" calcext:value-type="float">
            <text:p>1720</text:p>
          </table:table-cell>
          <table:table-cell table:style-name="ce21" office:value-type="string" calcext:value-type="string">
            <text:p>Neopolitan Peninsula</text:p>
          </table:table-cell>
          <table:table-cell table:style-name="ce21" office:value-type="string" calcext:value-type="string">
            <text:p>Explore Waffel Glacier and find a safe place in Neopolitan Peninsula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31" calcext:value-type="float">
            <text:p>1731</text:p>
          </table:table-cell>
          <table:table-cell table:style-name="ce21" office:value-type="string" calcext:value-type="string">
            <text:p>Bovine Aerial Wealth</text:p>
          </table:table-cell>
          <table:table-cell table:style-name="ce21" office:value-type="string" calcext:value-type="string">
            <text:p>Grab a secret stash in Bovine Aerial Assault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40" calcext:value-type="float">
            <text:p>1740</text:p>
          </table:table-cell>
          <table:table-cell table:style-name="ce21" office:value-type="string" calcext:value-type="string">
            <text:p>Waffel Bang-and-burn</text:p>
          </table:table-cell>
          <table:table-cell table:style-name="ce21" office:value-type="string" calcext:value-type="string">
            <text:p>Disable the fourth stiltonium machin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table:style-name="ce21" office:value-type="string" calcext:value-type="string">
            <text:p>Giants Adventure</text:p>
          </table:table-cell>
          <table:table-cell table:style-name="ce21" office:value-type="string" calcext:value-type="string">
            <text:p>Retrieve the Moon Mushroom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table:style-name="ce21" office:value-type="string" calcext:value-type="string">
            <text:p>Mocha Adventure</text:p>
          </table:table-cell>
          <table:table-cell table:style-name="ce21" office:value-type="string" calcext:value-type="string">
            <text:p>Retrieve the Moon Star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table:style-name="ce21" office:value-type="string" calcext:value-type="string">
            <text:p>Moonraker</text:p>
          </table:table-cell>
          <table:table-cell table:style-name="ce21" office:value-type="string" calcext:value-type="string">
            <text:p>Disable all the stiltonium machin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80" calcext:value-type="float">
            <text:p>1780</text:p>
          </table:table-cell>
          <table:table-cell table:style-name="ce21" office:value-type="string" calcext:value-type="string">
            <text:p>Diamonds Are Forever</text:p>
          </table:table-cell>
          <table:table-cell table:style-name="ce21" office:value-type="string" calcext:value-type="string">
            <text:p>Retrieve all the lost treasu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90" calcext:value-type="float">
            <text:p>1790</text:p>
          </table:table-cell>
          <table:table-cell table:style-name="ce21" office:value-type="string" calcext:value-type="string">
            <text:p>Dr.Yes</text:p>
          </table:table-cell>
          <table:table-cell table:style-name="ce21" office:value-type="string" calcext:value-type="string">
            <text:p>Defeat Dr.Maybe without taking damag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91" calcext:value-type="float">
            <text:p>1791</text:p>
          </table:table-cell>
          <table:table-cell table:style-name="ce21" office:value-type="string" calcext:value-type="string">
            <text:p>Earned Vacation</text:p>
          </table:table-cell>
          <table:table-cell table:style-name="ce21" office:value-type="string" calcext:value-type="string">
            <text:p>Thwart the evil and restore freedom to the galaxy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00" calcext:value-type="float">
            <text:p>3000</text:p>
          </table:table-cell>
          <table:table-cell table:style-name="ce21" office:value-type="string" calcext:value-type="string">
            <text:p>Cheese Trooper</text:p>
          </table:table-cell>
          <table:table-cell table:style-name="ce21" office:value-type="string" calcext:value-type="string">
            <text:p>Earn 5 fatality bonuses with at least 5 score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01" calcext:value-type="float">
            <text:p>3001</text:p>
          </table:table-cell>
          <table:table-cell table:style-name="ce21" office:value-type="string" calcext:value-type="string">
            <text:p>Moon Trooper</text:p>
          </table:table-cell>
          <table:table-cell table:style-name="ce21" office:value-type="string" calcext:value-type="string">
            <text:p>Earn 5 fatality bonuses with at least 10 scor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02" calcext:value-type="float">
            <text:p>3002</text:p>
          </table:table-cell>
          <table:table-cell table:style-name="ce21" office:value-type="string" calcext:value-type="string">
            <text:p>Star Trooper</text:p>
          </table:table-cell>
          <table:table-cell table:style-name="ce21" office:value-type="string" calcext:value-type="string">
            <text:p>Earn 5 fatality bonuses with at least 25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10" calcext:value-type="float">
            <text:p>3010</text:p>
          </table:table-cell>
          <table:table-cell table:style-name="ce21" office:value-type="string" calcext:value-type="string">
            <text:p>Cheese Force</text:p>
          </table:table-cell>
          <table:table-cell table:style-name="ce21" office:value-type="string" calcext:value-type="string">
            <text:p>Earn 5 energy remain bonuses with at least 23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11" calcext:value-type="float">
            <text:p>3011</text:p>
          </table:table-cell>
          <table:table-cell table:style-name="ce21" office:value-type="string" calcext:value-type="string">
            <text:p>Moon Force</text:p>
          </table:table-cell>
          <table:table-cell table:style-name="ce21" office:value-type="string" calcext:value-type="string">
            <text:p>Earn 5 energy remain bonuses with at least 29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12" calcext:value-type="float">
            <text:p>3012</text:p>
          </table:table-cell>
          <table:table-cell table:style-name="ce21" office:value-type="string" calcext:value-type="string">
            <text:p>Star Force</text:p>
          </table:table-cell>
          <table:table-cell table:style-name="ce21" office:value-type="string" calcext:value-type="string">
            <text:p>Earn 5 energy remain bonuses with at least 35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20" calcext:value-type="float">
            <text:p>3020</text:p>
          </table:table-cell>
          <table:table-cell table:style-name="ce21" office:value-type="string" calcext:value-type="string">
            <text:p>Cheese Collector</text:p>
          </table:table-cell>
          <table:table-cell table:style-name="ce21" office:value-type="string" calcext:value-type="string">
            <text:p>Earn a moon bonu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21" calcext:value-type="float">
            <text:p>3021</text:p>
          </table:table-cell>
          <table:table-cell table:style-name="ce21" office:value-type="string" calcext:value-type="string">
            <text:p>Moon Collector</text:p>
          </table:table-cell>
          <table:table-cell table:style-name="ce21" office:value-type="string" calcext:value-type="string">
            <text:p>Earn 3 moon bonus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22" calcext:value-type="float">
            <text:p>3022</text:p>
          </table:table-cell>
          <table:table-cell table:style-name="ce21" office:value-type="string" calcext:value-type="string">
            <text:p>Star Collector</text:p>
          </table:table-cell>
          <table:table-cell table:style-name="ce21" office:value-type="string" calcext:value-type="string">
            <text:p>Earn 5 moon bonus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30" calcext:value-type="float">
            <text:p>3030</text:p>
          </table:table-cell>
          <table:table-cell table:style-name="ce21" office:value-type="string" calcext:value-type="string">
            <text:p>Of Сourse! Sir</text:p>
          </table:table-cell>
          <table:table-cell table:style-name="ce21" office:value-type="string" calcext:value-type="string">
            <text:p>Earn a teacup bonu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31" calcext:value-type="float">
            <text:p>3031</text:p>
          </table:table-cell>
          <table:table-cell table:style-name="ce21" office:value-type="string" calcext:value-type="string">
            <text:p>Moon Picnic</text:p>
          </table:table-cell>
          <table:table-cell table:style-name="ce21" office:value-type="string" calcext:value-type="string">
            <text:p>Earn 3 teacup bonus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32" calcext:value-type="float">
            <text:p>3032</text:p>
          </table:table-cell>
          <table:table-cell table:style-name="ce21" office:value-type="string" calcext:value-type="string">
            <text:p>A Grand Day Out</text:p>
          </table:table-cell>
          <table:table-cell table:style-name="ce21" office:value-type="string" calcext:value-type="string">
            <text:p>Earn 5 teacup bonus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100" calcext:value-type="float">
            <text:p>3100</text:p>
          </table:table-cell>
          <table:table-cell table:style-name="ce21" office:value-type="string" calcext:value-type="string">
            <text:p>Star Awards</text:p>
          </table:table-cell>
          <table:table-cell table:style-name="ce21" office:value-type="string" calcext:value-type="string">
            <text:p>Get an energy star in a bonu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101" calcext:value-type="float">
            <text:p>3101</text:p>
          </table:table-cell>
          <table:table-cell table:style-name="ce21" office:value-type="string" calcext:value-type="string">
            <text:p>Life Awards</text:p>
          </table:table-cell>
          <table:table-cell table:style-name="ce21" office:value-type="string" calcext:value-type="string">
            <text:p>Get a life in a bonu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102" calcext:value-type="float">
            <text:p>3102</text:p>
          </table:table-cell>
          <table:table-cell table:style-name="ce21" office:value-type="string" calcext:value-type="string">
            <text:p>Miner Awards</text:p>
          </table:table-cell>
          <table:table-cell table:style-name="ce21" office:value-type="string" calcext:value-type="string">
            <text:p>Get a hard-hat in a bonu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103" calcext:value-type="float">
            <text:p>3103</text:p>
          </table:table-cell>
          <table:table-cell table:style-name="ce21" office:value-type="string" calcext:value-type="string">
            <text:p>Spy Awards</text:p>
          </table:table-cell>
          <table:table-cell table:style-name="ce21" office:value-type="string" calcext:value-type="string">
            <text:p>Get a X-Ray in a bonu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104" calcext:value-type="float">
            <text:p>3104</text:p>
          </table:table-cell>
          <table:table-cell table:style-name="ce21" office:value-type="string" calcext:value-type="string">
            <text:p>Fish Awards</text:p>
          </table:table-cell>
          <table:table-cell table:style-name="ce21" office:value-type="string" calcext:value-type="string">
            <text:p>Get an invincibility fish in a bonu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00" calcext:value-type="float">
            <text:p>3200</text:p>
          </table:table-cell>
          <table:table-cell table:style-name="ce21" office:value-type="string" calcext:value-type="string">
            <text:p>Wealth Hunter</text:p>
          </table:table-cell>
          <table:table-cell table:style-name="ce21" office:value-type="string" calcext:value-type="string">
            <text:p>Collect 25 coin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01" calcext:value-type="float">
            <text:p>3201</text:p>
          </table:table-cell>
          <table:table-cell table:style-name="ce21" office:value-type="string" calcext:value-type="string">
            <text:p>Trophy Hunter</text:p>
          </table:table-cell>
          <table:table-cell table:style-name="ce21" office:value-type="string" calcext:value-type="string">
            <text:p>Collect 25 trophie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02" calcext:value-type="float">
            <text:p>3202</text:p>
          </table:table-cell>
          <table:table-cell table:style-name="ce21" office:value-type="string" calcext:value-type="string">
            <text:p>Crown Hunter</text:p>
          </table:table-cell>
          <table:table-cell table:style-name="ce21" office:value-type="string" calcext:value-type="string">
            <text:p>Collect 25 crown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40" calcext:value-type="float">
            <text:p>3240</text:p>
          </table:table-cell>
          <table:table-cell table:style-name="ce21" office:value-type="string" calcext:value-type="string">
            <text:p>Open Score</text:p>
          </table:table-cell>
          <table:table-cell table:style-name="ce21" office:value-type="string" calcext:value-type="string">
            <text:p>Earn 1,000,000 points while clearing area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241" calcext:value-type="float">
            <text:p>3241</text:p>
          </table:table-cell>
          <table:table-cell table:style-name="ce21" office:value-type="string" calcext:value-type="string">
            <text:p>Brilliant Score</text:p>
          </table:table-cell>
          <table:table-cell table:style-name="ce21" office:value-type="string" calcext:value-type="string">
            <text:p>Earn 5,000,000 point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42" calcext:value-type="float">
            <text:p>3242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Earn 10,000,000 points while clearing areas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6" office:value-type="float" office:value="4000" calcext:value-type="float">
            <text:p>4000</text:p>
          </table:table-cell>
          <table:table-cell table:style-name="ce21" office:value-type="string" calcext:value-type="string">
            <text:p>Edam Lava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1" calcext:value-type="float">
            <text:p>4001</text:p>
          </table:table-cell>
          <table:table-cell table:style-name="ce21" office:value-type="string" calcext:value-type="string">
            <text:p>Edam Lava 1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2" calcext:value-type="float">
            <text:p>4002</text:p>
          </table:table-cell>
          <table:table-cell table:style-name="ce21" office:value-type="string" calcext:value-type="string">
            <text:p>Edam Lava 2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3" calcext:value-type="float">
            <text:p>4003</text:p>
          </table:table-cell>
          <table:table-cell table:style-name="ce21" office:value-type="string" calcext:value-type="string">
            <text:p>Edam Lava 3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4" calcext:value-type="float">
            <text:p>4004</text:p>
          </table:table-cell>
          <table:table-cell table:style-name="ce21" office:value-type="string" calcext:value-type="string">
            <text:p>Edam Lava 4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5" calcext:value-type="float">
            <text:p>4005</text:p>
          </table:table-cell>
          <table:table-cell table:style-name="ce21" office:value-type="string" calcext:value-type="string">
            <text:p>Edam Lava 5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6" calcext:value-type="float">
            <text:p>4006</text:p>
          </table:table-cell>
          <table:table-cell table:style-name="ce21" office:value-type="string" calcext:value-type="string">
            <text:p>Edam Lava 6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7" calcext:value-type="float">
            <text:p>4007</text:p>
          </table:table-cell>
          <table:table-cell table:style-name="ce21" office:value-type="string" calcext:value-type="string">
            <text:p>Edam Lava 7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8" calcext:value-type="float">
            <text:p>4008</text:p>
          </table:table-cell>
          <table:table-cell table:style-name="ce21" office:value-type="string" calcext:value-type="string">
            <text:p>Edam Lava 8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9" calcext:value-type="float">
            <text:p>4009</text:p>
          </table:table-cell>
          <table:table-cell table:style-name="ce21" office:value-type="string" calcext:value-type="string">
            <text:p>Edam Lava 9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100" calcext:value-type="float">
            <text:p>4100</text:p>
          </table:table-cell>
          <table:table-cell table:style-name="ce21" office:value-type="string" calcext:value-type="string">
            <text:p>Termination Sustain</text:p>
          </table:table-cell>
          <table:table-cell table:style-name="ce21" office:value-type="string" calcext:value-type="string">
            <text:p>Earn 5 fatality bonuses in a row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101" calcext:value-type="float">
            <text:p>4101</text:p>
          </table:table-cell>
          <table:table-cell table:style-name="ce21" office:value-type="string" calcext:value-type="string">
            <text:p>Life Sustain</text:p>
          </table:table-cell>
          <table:table-cell table:style-name="ce21" office:value-type="string" calcext:value-type="string">
            <text:p>Earn 5 energy remain bonuses in a row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102" calcext:value-type="float">
            <text:p>4102</text:p>
          </table:table-cell>
          <table:table-cell table:style-name="ce21" office:value-type="string" calcext:value-type="string">
            <text:p>Moon Sustain</text:p>
          </table:table-cell>
          <table:table-cell table:style-name="ce21" office:value-type="string" calcext:value-type="string">
            <text:p>Earn 5 moon bonuses in a row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6" office:value-type="float" office:value="4103" calcext:value-type="float">
            <text:p>4103</text:p>
          </table:table-cell>
          <table:table-cell table:style-name="ce21" office:value-type="string" calcext:value-type="string">
            <text:p>Tea Ceremony</text:p>
          </table:table-cell>
          <table:table-cell table:style-name="ce21" office:value-type="string" calcext:value-type="string">
            <text:p>Earn 5 teacup bonuses in a row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200" calcext:value-type="float">
            <text:p>4200</text:p>
          </table:table-cell>
          <table:table-cell table:style-name="ce21" office:value-type="string" calcext:value-type="string">
            <text:p>Basic Skill</text:p>
          </table:table-cell>
          <table:table-cell table:style-name="ce21" office:value-type="string" calcext:value-type="string">
            <text:p>Clear an area without loosing a lif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201" calcext:value-type="float">
            <text:p>4201</text:p>
          </table:table-cell>
          <table:table-cell table:style-name="ce21" office:value-type="string" calcext:value-type="string">
            <text:p>Advanced Skill</text:p>
          </table:table-cell>
          <table:table-cell table:style-name="ce21" office:value-type="string" calcext:value-type="string">
            <text:p>Clear 3 areas without loosing a lif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202" calcext:value-type="float">
            <text:p>4202</text:p>
          </table:table-cell>
          <table:table-cell table:style-name="ce21" office:value-type="string" calcext:value-type="string">
            <text:p>Expert Skill</text:p>
          </table:table-cell>
          <table:table-cell table:style-name="ce21" office:value-type="string" calcext:value-type="string">
            <text:p>Clear 5 areas without loosing a lif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300" calcext:value-type="float">
            <text:p>4300</text:p>
          </table:table-cell>
          <table:table-cell table:style-name="ce21" office:value-type="string" calcext:value-type="string">
            <text:p>Basic Moonwalker</text:p>
          </table:table-cell>
          <table:table-cell table:style-name="ce21" office:value-type="string" calcext:value-type="string">
            <text:p>Collect 100 moons without taking damage while clearing area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301" calcext:value-type="float">
            <text:p>4301</text:p>
          </table:table-cell>
          <table:table-cell table:style-name="ce21" office:value-type="string" calcext:value-type="string">
            <text:p>Advanced Moonwalker</text:p>
          </table:table-cell>
          <table:table-cell table:style-name="ce21" office:value-type="string" calcext:value-type="string">
            <text:p>Collect 500 moons without taking damage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302" calcext:value-type="float">
            <text:p>4302</text:p>
          </table:table-cell>
          <table:table-cell table:style-name="ce21" office:value-type="string" calcext:value-type="string">
            <text:p>Expert Moonwalker</text:p>
          </table:table-cell>
          <table:table-cell table:style-name="ce21" office:value-type="string" calcext:value-type="string">
            <text:p>Collect 1000 moons without taking damage while clearing areas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6" office:value-type="float" office:value="4400" calcext:value-type="float">
            <text:p>4400</text:p>
          </table:table-cell>
          <table:table-cell table:style-name="ce21" office:value-type="string" calcext:value-type="string">
            <text:p>Basic Scout</text:p>
          </table:table-cell>
          <table:table-cell table:style-name="ce21" office:value-type="string" calcext:value-type="string">
            <text:p>Reveal a hidden box while clearing area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401" calcext:value-type="float">
            <text:p>4401</text:p>
          </table:table-cell>
          <table:table-cell table:style-name="ce21" office:value-type="string" calcext:value-type="string">
            <text:p>Advanced Scout</text:p>
          </table:table-cell>
          <table:table-cell table:style-name="ce21" office:value-type="string" calcext:value-type="string">
            <text:p>Reveal 5 hidden boxes while clearing area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402" calcext:value-type="float">
            <text:p>4402</text:p>
          </table:table-cell>
          <table:table-cell table:style-name="ce21" office:value-type="string" calcext:value-type="string">
            <text:p>Expert Scout</text:p>
          </table:table-cell>
          <table:table-cell table:style-name="ce21" office:value-type="string" calcext:value-type="string">
            <text:p>Reveal 10 hidden boxe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5000" calcext:value-type="float">
            <text:p>5000</text:p>
          </table:table-cell>
          <table:table-cell table:style-name="ce21" office:value-type="string" calcext:value-type="string">
            <text:p>Сinephile</text:p>
          </table:table-cell>
          <table:table-cell table:style-name="ce21" office:value-type="string" calcext:value-type="string">
            <text:p>Watch introduction title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5001" calcext:value-type="float">
            <text:p>5001</text:p>
          </table:table-cell>
          <table:table-cell table:style-name="ce21" office:value-type="string" calcext:value-type="string">
            <text:p>In Love With a Cheese</text:p>
          </table:table-cell>
          <table:table-cell table:style-name="ce21" office:value-type="string" calcext:value-type="string">
            <text:p>Even a small piece of cheese can make someone happy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5002" calcext:value-type="float">
            <text:p>5002</text:p>
          </table:table-cell>
          <table:table-cell table:style-name="ce21" office:value-type="string" calcext:value-type="string">
            <text:p>Happy End</text:p>
          </table:table-cell>
          <table:table-cell table:style-name="ce21" office:value-type="string" calcext:value-type="string">
            <text:p>Watch final title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Итог Результат</text:p>
          </table:table-cell>
          <table:table-cell table:style-name="ce24"/>
          <table:table-cell table:style-name="ce25"/>
          <table:table-cell table:style-name="ce28" office:value-type="float" office:value="2076" calcext:value-type="float">
            <text:p>2076</text:p>
          </table:table-cell>
          <table:table-cell table:number-columns-repeated="4"/>
        </table:table-row>
        <table:table-row table:style-name="ro1" table:number-rows-repeated="10484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sign" table:style-name="ta1">
        <office:forms form:automatic-focus="false" form:apply-design-mode="false"/>
        <table:table-column table:style-name="co7" table:default-cell-style-name="ce71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0" table:number-columns-repeated="2" table:default-cell-style-name="ce79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6" table:default-cell-style-name="ce71"/>
        <table:table-column table:style-name="co18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5" office:value-type="string" calcext:value-type="string">
            <text:p>Badge</text:p>
          </table:table-cell>
          <table:table-cell table:style-name="ce76" office:value-type="string" calcext:value-type="string">
            <text:p>Area</text:p>
          </table:table-cell>
          <table:table-cell table:style-name="ce70" office:value-type="string" calcext:value-type="string">
            <text:p>Type</text:p>
          </table:table-cell>
          <table:table-cell table:style-name="ce83" table:number-columns-repeated="50"/>
        </table:table-row>
        <table:table-row table:style-name="ro1">
          <table:table-cell/>
          <table:table-cell office:value-type="string" calcext:value-type="string">
            <text:p>Tea! Sir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teacup</text:p>
          </table:table-cell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map</text:p>
          </table:table-cell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moon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<text:span text:style-name="T1">School of </text:span>Fish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0" calcext:value-type="float">
            <text:p>10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fish</text:p>
          </table:table-cell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pond smile</text:p>
          </table:table-cell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fish smile</text:p>
          </table:table-cell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strawberry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lemon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cake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dynamite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apple bullet</text:p>
          </table:table-cell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rocket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4" calcext:value-type="float">
            <text:p>204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 office:value-type="string" calcext:value-type="string">
            <text:p>+</text:p>
          </table:table-cell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star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pond sad</text:p>
          </table:table-cell>
          <table:table-cell office:value-type="string" calcext:value-type="string">
            <text:p>fish scelet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7" calcext:value-type="float">
            <text:p>207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teeth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8" calcext:value-type="float">
            <text:p>208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9" calcext:value-type="float">
            <text:p>209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 office:value-type="string" calcext:value-type="string">
            <text:p>+</text:p>
          </table:table-cell>
          <table:table-cell table:style-name="ce82" office:value-type="string" calcext:value-type="string">
            <text:p>(The feta flatlands → go right)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First Lookup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preliminary investigatio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ave+bg</text:p>
          </table:table-cell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ss</text:p>
          </table:table-cell>
          <table:table-cell table:number-columns-repeated="3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ss</text:p>
          </table:table-cell>
          <table:table-cell table:number-columns-repeated="3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ss</text:p>
          </table:table-cell>
          <table:table-cell table:number-columns-repeated="3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ss</text:p>
          </table:table-cell>
          <table:table-cell table:number-columns-repeated="3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ss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key+bg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key+bg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3"/>
          <table:table-cell office:value-type="string" calcext:value-type="string">
            <text:p>kirka+candle+bg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3"/>
          <table:table-cell office:value-type="string" calcext:value-type="string">
            <text:p>kirka+candle+bg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3"/>
          <table:table-cell office:value-type="string" calcext:value-type="string">
            <text:p>kirka+candle+bg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/>
          <table:table-cell/>
          <table:table-cell table:style-name="ce72"/>
          <table:table-cell office:value-type="string" calcext:value-type="string">
            <text:p>kirka+candle+bg</text:p>
          </table:table-cell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frog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angel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 table:number-columns-repeated="4"/>
          <table:table-cell office:value-type="string" calcext:value-type="string">
            <text:p>uncle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3"/>
          <table:table-cell office:value-type="string" calcext:value-type="string">
            <text:p>machine+bg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3"/>
          <table:table-cell office:value-type="string" calcext:value-type="string">
            <text:p>machine+bg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3"/>
          <table:table-cell office:value-type="string" calcext:value-type="string">
            <text:p>machine+bg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3"/>
          <table:table-cell office:value-type="string" calcext:value-type="string">
            <text:p>machine+bg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 table:number-columns-repeated="4"/>
          <table:table-cell office:value-type="string" calcext:value-type="string">
            <text:p>piec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piec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 table:number-columns-repeated="4"/>
          <table:table-cell office:value-type="string" calcext:value-type="string">
            <text:p>piec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 table:number-columns-repeated="4"/>
          <table:table-cell office:value-type="string" calcext:value-type="string">
            <text:p>piec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 table:number-columns-repeated="4"/>
          <table:table-cell office:value-type="string" calcext:value-type="string">
            <text:p>piece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ubbling Adventure</text:p>
          </table:table-cell>
          <table:table-cell office:value-type="string" calcext:value-type="string">
            <text:p><text:span text:style-name="T1">Retrieve the </text:span>Moon Egg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ushy Adventure</text:p>
          </table:table-cell>
          <table:table-cell office:value-type="string" calcext:value-type="string">
            <text:p><text:span text:style-name="T1">Retrieve the </text:span>Blue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Cherry Adventure</text:p>
          </table:table-cell>
          <table:table-cell office:value-type="string" calcext:value-type="string">
            <text:p><text:span text:style-name="T1">Retrieve the </text:span>Moon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uttercup Adventure</text:p>
          </table:table-cell>
          <table:table-cell office:value-type="string" calcext:value-type="string">
            <text:p><text:span text:style-name="T1">Retrieve the </text:span>Red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lue Cheese Adventure</text:p>
          </table:table-cell>
          <table:table-cell office:value-type="string" calcext:value-type="string">
            <text:p><text:span text:style-name="T1">Retrieve the </text:span>Moon 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Giants Adventure</text:p>
          </table:table-cell>
          <table:table-cell office:value-type="string" calcext:value-type="string">
            <text:p><text:span text:style-name="T1">Retrieve the </text:span>Moon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72"/>
          <table:table-cell/>
          <table:table-cell table:style-name="ce72"/>
          <table:table-cell office:value-type="string" calcext:value-type="string">
            <text:p>treasure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ocha Adventure</text:p>
          </table:table-cell>
          <table:table-cell office:value-type="string" calcext:value-type="string">
            <text:p><text:span text:style-name="T1">Retrieve the </text:span>Moon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table:style-name="Default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blow scen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oon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captain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4"/>
          <table:table-cell office:value-type="string" calcext:value-type="string">
            <text:p>0x0e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4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1" calcext:value-type="float">
            <text:p>1031</text:p>
          </table:table-cell>
          <table:table-cell table:style-name="ce72" table:number-columns-repeated="2"/>
          <table:table-cell/>
          <table:table-cell table:style-name="ce72" table:number-columns-repeated="2"/>
          <table:table-cell office:value-type="string" calcext:value-type="string">
            <text:p>0x3b</text:p>
          </table:table-cell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4"/>
          <table:table-cell office:value-type="string" calcext:value-type="string">
            <text:p>0x4a</text:p>
          </table:table-cell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4"/>
          <table:table-cell office:value-type="string" calcext:value-type="string">
            <text:p>0x1a</text:p>
          </table:table-cell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4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4"/>
          <table:table-cell office:value-type="string" calcext:value-type="string">
            <text:p>0x1d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4"/>
          <table:table-cell office:value-type="string" calcext:value-type="string">
            <text:p>0x55</text:p>
          </table:table-cell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4"/>
          <table:table-cell office:value-type="string" calcext:value-type="string">
            <text:p>0x20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4"/>
          <table:table-cell office:value-type="string" calcext:value-type="string">
            <text:p>0x60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number-columns-repeated="4"/>
          <table:table-cell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4"/>
          <table:table-cell office:value-type="string" calcext:value-type="string">
            <text:p>0x2c</text:p>
          </table:table-cell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style-name="Default"/>
          <table:table-cell/>
          <table:table-cell table:style-name="ce72" table:number-columns-repeated="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 table:number-columns-repeated="2"/>
          <table:table-cell/>
          <table:table-cell table:style-name="ce72"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2" calcext:value-type="float">
            <text:p>1032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4" calcext:value-type="float">
            <text:p>1034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ce78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3"/>
          <table:table-cell office:value-type="string" calcext:value-type="string">
            <text:p>the end scene</text:p>
          </table:table-cell>
          <table:table-cell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scape from The Riccottacombes</text:p>
          </table:table-cell>
          <table:table-cell office:value-type="string" calcext:value-type="string">
            <text:p>Find the secret passage routes to Nether Slimeswold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33" calcext:value-type="float">
            <text:p>103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passage routes to Neopolitan Peninsula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X blob</text:p>
          </table:table-cell>
          <table:table-cell table:style-name="Default" table:number-columns-repeated="2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Trooper</text:p>
          </table:table-cell>
          <table:table-cell office:value-type="string" calcext:value-type="string">
            <text:p>Earn 5 fatality bonuses with at least 2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Force</text:p>
          </table:table-cell>
          <table:table-cell office:value-type="string" calcext:value-type="string">
            <text:p>Earn 5 energy remain bonuses with at least 23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fish</text:p>
          </table:table-cell>
          <table:table-cell table:style-name="Default" table:number-columns-repeated="2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Force</text:p>
          </table:table-cell>
          <table:table-cell office:value-type="string" calcext:value-type="string">
            <text:p><text:span text:style-name="T1">Earn 5 energy remain </text:span>bonuses with at least 29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Force</text:p>
          </table:table-cell>
          <table:table-cell office:value-type="string" calcext:value-type="string">
            <text:p><text:span text:style-name="T1">Earn 5 energy remain </text:span>bonuses with at least 3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Collector</text:p>
          </table:table-cell>
          <table:table-cell office:value-type="string" calcext:value-type="string">
            <text:p>Earn a moon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X moon</text:p>
          </table:table-cell>
          <table:table-cell table:style-name="Default" table:number-columns-repeated="2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Collector</text:p>
          </table:table-cell>
          <table:table-cell office:value-type="string" calcext:value-type="string">
            <text:p>Earn 3 moon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f Сourse! Sir</text:p>
          </table:table-cell>
          <table:table-cell office:value-type="string" calcext:value-type="string">
            <text:p>Earn a teacup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table:style-name="Default" office:value-type="string" calcext:value-type="string">
            <text:p>X teacup</text:p>
          </table:table-cell>
          <table:table-cell table:style-name="Default" table:number-columns-repeated="2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Picnic</text:p>
          </table:table-cell>
          <table:table-cell office:value-type="string" calcext:value-type="string">
            <text:p>Earn 3 teacup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A Grand Day Out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 table:style-name="ce72" office:value-type="string" calcext:value-type="string">
            <text:p>star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iner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/>
          <table:table-cell office:value-type="string" calcext:value-type="string">
            <text:p>Wealth Hunter</text:p>
          </table:table-cell>
          <table:table-cell office:value-type="string" calcext:value-type="string">
            <text:p>Collect 25 coin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/>
          <table:table-cell table:style-name="ce72" office:value-type="string" calcext:value-type="string">
            <text:p>coin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rophy Hunter</text:p>
          </table:table-cell>
          <table:table-cell office:value-type="string" calcext:value-type="string">
            <text:p><text:span text:style-name="T1">Collect 25 trophies</text:span>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/>
          <table:table-cell table:style-name="ce72" office:value-type="string" calcext:value-type="string">
            <text:p>trophy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own Hunter</text:p>
          </table:table-cell>
          <table:table-cell office:value-type="string" calcext:value-type="string">
            <text:p>Collect 25 crown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/>
          <table:table-cell table:style-name="ce72" office:value-type="string" calcext:value-type="string">
            <text:p>crown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Open Score</text:p>
          </table:table-cell>
          <table:table-cell office:value-type="string" calcext:value-type="string">
            <text:p>Earn 1,000,000 points while clear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Measure%</text:p>
          </table:table-cell>
          <table:table-cell table:style-name="ce72"/>
          <table:table-cell/>
          <table:table-cell table:style-name="ce72"/>
          <table:table-cell table:style-name="ce72" office:value-type="string" calcext:value-type="string">
            <text:p>bronse cup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rilliant Score</text:p>
          </table:table-cell>
          <table:table-cell office:value-type="string" calcext:value-type="string">
            <text:p>Earn 5,000,000 point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Measure%</text:p>
          </table:table-cell>
          <table:table-cell table:style-name="ce72"/>
          <table:table-cell/>
          <table:table-cell table:style-name="ce72"/>
          <table:table-cell table:style-name="ce72" office:value-type="string" calcext:value-type="string">
            <text:p>silver cup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antastic Score</text:p>
          </table:table-cell>
          <table:table-cell office:value-type="string" calcext:value-type="string">
            <text:p>Earn 1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Measure%</text:p>
          </table:table-cell>
          <table:table-cell table:style-name="ce72"/>
          <table:table-cell/>
          <table:table-cell table:style-name="ce72"/>
          <table:table-cell table:style-name="ce72" office:value-type="string" calcext:value-type="string">
            <text:p>gold cup</text:p>
          </table:table-cell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dam Lava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table:style-name="ce72" office:value-type="string" calcext:value-type="string">
            <text:p>Trigger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1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1" calcext:value-type="float">
            <text:p>4001</text:p>
          </table:table-cell>
          <table:table-cell table:style-name="ce72" office:value-type="string" calcext:value-type="string">
            <text:p>Trigger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2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2" calcext:value-type="float">
            <text:p>4002</text:p>
          </table:table-cell>
          <table:table-cell table:style-name="ce72" office:value-type="string" calcext:value-type="string">
            <text:p>Trigger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dam Lava 3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3" calcext:value-type="float">
            <text:p>4003</text:p>
          </table:table-cell>
          <table:table-cell table:style-name="ce72" office:value-type="string" calcext:value-type="string">
            <text:p>Trigger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4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4" calcext:value-type="float">
            <text:p>4004</text:p>
          </table:table-cell>
          <table:table-cell table:style-name="ce72" office:value-type="string" calcext:value-type="string">
            <text:p>Trigger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5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5" calcext:value-type="float">
            <text:p>4005</text:p>
          </table:table-cell>
          <table:table-cell table:style-name="ce72" office:value-type="string" calcext:value-type="string">
            <text:p>Trigger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6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6" calcext:value-type="float">
            <text:p>4006</text:p>
          </table:table-cell>
          <table:table-cell table:style-name="ce72" office:value-type="string" calcext:value-type="string">
            <text:p>Trigger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dam Lava 7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7" calcext:value-type="float">
            <text:p>4007</text:p>
          </table:table-cell>
          <table:table-cell table:style-name="ce7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Edam Lava 8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8" calcext:value-type="float">
            <text:p>4008</text:p>
          </table:table-cell>
          <table:table-cell table:style-name="ce72" office:value-type="string" calcext:value-type="string">
            <text:p>Trigger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dam Lava 9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9" calcext:value-type="float">
            <text:p>4009</text:p>
          </table:table-cell>
          <table:table-cell table:style-name="ce7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rmination Sustain</text:p>
          </table:table-cell>
          <table:table-cell office:value-type="string" calcext:value-type="string">
            <text:p>Earn 5 fatality bonus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Life Sustain</text:p>
          </table:table-cell>
          <table:table-cell office:value-type="string" calcext:value-type="string">
            <text:p>Earn 5 energy remain bonus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oon Sustain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Tea Ceremony</text:p>
          </table:table-cell>
          <table:table-cell office:value-type="string" calcext:value-type="string">
            <text:p><text:span text:style-name="T1">Earn 5 teacup</text:span> bonus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+</text:p>
          </table:table-cell>
          <table:table-cell/>
          <table:table-cell table:style-name="Default"/>
          <table:table-cell table:number-columns-repeated="53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Basic Skill</text:p>
          </table:table-cell>
          <table:table-cell office:value-type="string" calcext:value-type="string">
            <text:p>Clear an area without loosing a lif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0" calcext:value-type="float">
            <text:p>4200</text:p>
          </table:table-cell>
          <table:table-cell table:number-columns-repeated="3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dvanced Skill</text:p>
          </table:table-cell>
          <table:table-cell office:value-type="string" calcext:value-type="string">
            <text:p>Clear 3 areas without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Expert Skill</text:p>
          </table:table-cell>
          <table:table-cell office:value-type="string" calcext:value-type="string">
            <text:p>Clear 5 areas without loosing a life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Basic Moonwalker</text:p>
          </table:table-cell>
          <table:table-cell office:value-type="string" calcext:value-type="string">
            <text:p>Collect 100 moons without taking damage while clearing areas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Advanced Moonwalker</text:p>
          </table:table-cell>
          <table:table-cell office:value-type="string" calcext:value-type="string">
            <text:p>Collect 500 moons without taking damage while clearing areas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Expert Moonwalker</text:p>
          </table:table-cell>
          <table:table-cell office:value-type="string" calcext:value-type="string">
            <text:p>Collect 1000 moons without taking damage while clearing area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Basic Scout</text:p>
          </table:table-cell>
          <table:table-cell office:value-type="string" calcext:value-type="string">
            <text:p>Reveal a hidden box while clearing area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Advanced</text:span> Scout</text:p>
          </table:table-cell>
          <table:table-cell office:value-type="string" calcext:value-type="string">
            <text:p>Reveal 5 hidden boxes while clearing area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Expert</text:span> Scout</text:p>
          </table:table-cell>
          <table:table-cell office:value-type="string" calcext:value-type="string">
            <text:p>Reveal 10 hidden boxes while clearing area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Default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Trigger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Happy End</text:p>
          </table:table-cell>
          <table:table-cell office:value-type="string" calcext:value-type="string">
            <text:p>Watch final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2" calcext:value-type="float">
            <text:p>500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style-name="ce78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 table:number-rows-repeated="2">
          <table:table-cell table:style-name="ce72"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53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ssable" table:style-name="ta1">
        <office:forms form:automatic-focus="false" form:apply-design-mode="false"/>
        <table:table-column table:style-name="co7" table:default-cell-style-name="ce71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0" table:number-columns-repeated="2" table:default-cell-style-name="ce79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6" table:default-cell-style-name="ce71"/>
        <table:table-column table:style-name="co18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5" office:value-type="string" calcext:value-type="string">
            <text:p>Badge</text:p>
          </table:table-cell>
          <table:table-cell table:style-name="ce76" office:value-type="string" calcext:value-type="string">
            <text:p>Area</text:p>
          </table:table-cell>
          <table:table-cell table:style-name="ce70"/>
          <table:table-cell table:style-name="ce83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Lutefisk Chef [m]</text:p>
          </table:table-cell>
          <table:table-cell office:value-type="string" calcext:value-type="string">
            <text:p>Join the dark side of the Force. Dark Jedi is also Jedi</text:p>
          </table:table-cell>
          <table:table-cell table:style-name="ce72" office:value-type="float" office:value="1" calcext:value-type="float">
            <text:p>1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 [m]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0002" calcext:value-type="float">
            <text:p>10002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 [m]</text:p>
          </table:table-cell>
          <table:table-cell office:value-type="string" calcext:value-type="string">
            <text:p>What is objectives? You had been trying to be so wrong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0003" calcext:value-type="float">
            <text:p>10003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 [m]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0004" calcext:value-type="float">
            <text:p>10004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 [m]</text:p>
          </table:table-cell>
          <table:table-cell office:value-type="string" calcext:value-type="string">
            <text:p>Discover all the hidden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ustard Ranger [m]</text:p>
          </table:table-cell>
          <table:table-cell office:value-type="string" calcext:value-type="string">
            <text:p>Discover all the hidden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 [m]</text:p>
          </table:table-cell>
          <table:table-cell office:value-type="string" calcext:value-type="string">
            <text:p>Discover all the hidden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 [m]</text:p>
          </table:table-cell>
          <table:table-cell office:value-type="string" calcext:value-type="string">
            <text:p>Discover all the hidden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 [m]</text:p>
          </table:table-cell>
          <table:table-cell office:value-type="string" calcext:value-type="string">
            <text:p>Discover all the hidden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 [m]</text:p>
          </table:table-cell>
          <table:table-cell office:value-type="string" calcext:value-type="string">
            <text:p>Discover all the hidden routes in Blue Cheese Hills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 [m]</text:p>
          </table:table-cell>
          <table:table-cell office:value-type="string" calcext:value-type="string">
            <text:p>Discover all the hidden routes in Waffel Glaci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 [m]</text:p>
          </table:table-cell>
          <table:table-cell office:value-type="string" calcext:value-type="string">
            <text:p>Discover all the hidden route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ravelling Salesman [m]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1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style-name="ce78" table:number-columns-repeated="2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2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78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5">
          <table:table-cell table:number-columns-repeated="3"/>
          <table:table-cell table:style-name="ce72"/>
          <table:table-cell/>
          <table:table-cell table:style-name="Default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12">
          <table:table-cell/>
          <table:table-cell table:style-name="ce74"/>
          <table:table-cell table:number-columns-repeated="3"/>
          <table:table-cell table:style-name="Default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/>
          <table:table-cell table:style-name="Default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/>
          <table:table-cell table:style-name="Default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ce72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50"/>
        </table:table-row>
        <table:table-row table:style-name="ro1" table:number-rows-repeated="2">
          <table:table-cell table:number-columns-repeated="5"/>
          <table:table-cell table:style-name="ce78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ce72"/>
          <table:table-cell table:style-name="Default"/>
          <table:table-cell table:style-name="ce78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/>
          <table:table-cell table:style-name="ce78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ce72"/>
          <table:table-cell table:style-name="Default"/>
          <table:table-cell table:style-name="ce78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3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72" table:number-columns-repeated="2"/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 table:number-rows-repeated="2">
          <table:table-cell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ce72"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style-name="ce72"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53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(Scope Score)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Scope</text:p>
          </table:table-cell>
          <table:table-cell table:style-name="ce26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Progress</text:p>
          </table:table-cell>
          <table:table-cell table:style-name="ce52" office:value-type="float" office:value="881" calcext:value-type="float">
            <text:p>881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Master</text:p>
          </table:table-cell>
          <table:table-cell table:style-name="ce53" office:value-type="float" office:value="1195" calcext:value-type="float">
            <text:p>1195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Итог Результат</text:p>
          </table:table-cell>
          <table:table-cell table:style-name="ce28" office:value-type="float" office:value="2076" calcext:value-type="float">
            <text:p>2076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50"/>
        <table:table-column table:style-name="co23" table:default-cell-style-name="ce54"/>
        <table:table-row table:style-name="ro1">
          <table:table-cell table:style-name="ce15" office:value-type="string" calcext:value-type="string">
            <text:p>Type</text:p>
          </table:table-cell>
          <table:table-cell table:style-name="ce26" office:value-type="string" calcext:value-type="string">
            <text:p>Сумма - Points</text:p>
          </table:table-cell>
        </table:table-row>
        <table:table-row table:style-name="ro1">
          <table:table-cell table:style-name="ce17" office:value-type="string" calcext:value-type="string">
            <text:p>Bonus</text:p>
          </table:table-cell>
          <table:table-cell table:style-name="ce52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55"/>
        </table:table-row>
        <table:table-row table:style-name="ro1">
          <table:table-cell table:style-name="ce51" office:value-type="string" calcext:value-type="string">
            <text:p>Итог Результат</text:p>
          </table:table-cell>
          <table:table-cell table:style-name="ce28" office:value-type="float" office:value="2076" calcext:value-type="float">
            <text:p>2076</text:p>
          </table:table-cell>
        </table:table-row>
      </table:table>
      <table:table table:name="Project" table:style-name="ta1">
        <table:table-column table:style-name="co24" table:default-cell-style-name="ce71"/>
        <table:table-column table:style-name="co25" table:default-cell-style-name="Default"/>
        <table:table-column table:style-name="co26" table:default-cell-style-name="Default"/>
        <table:table-column table:style-name="co6" table:default-cell-style-name="ce71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table:style-name="ce72"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office:value-type="string" calcext:value-type="string">
            <text:p>Cross the pit in Hot Custards Spring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32 moons in Custard Craters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table:style-name="ce72"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71"/>
        <table:table-column table:style-name="co27" table:default-cell-style-name="Default"/>
        <table:table-column table:style-name="co28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visibility="collapse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ce71"/>
        <table:table-column table:style-name="co41" table:default-cell-style-name="ce71"/>
        <table:table-column table:style-name="co42" table:default-cell-style-name="ce71"/>
        <table:table-column table:style-name="co41" table:number-columns-repeated="2" table:default-cell-style-name="ce71"/>
        <table:table-column table:style-name="co43" table:default-cell-style-name="ce71"/>
        <table:table-column table:style-name="co44" table:default-cell-style-name="ce7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[no moon possible[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, throw dynamite other side, then use some brick to jump lef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3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9"/>
          <table:table-cell office:value-type="string" calcext:value-type="string">
            <text:p>Avg</text:p>
          </table:table-cell>
          <table:table-cell table:formula="of:=AVERAGE([.K2:.K107])" office:value-type="float" office:value="1.2" calcext:value-type="float">
            <text:p>1,2</text:p>
          </table:table-cell>
          <table:table-cell table:formula="of:=AVERAGE([.L2:.L107])" office:value-type="float" office:value="3.35" calcext:value-type="float">
            <text:p>3,35</text:p>
          </table:table-cell>
          <table:table-cell table:formula="of:=AVERAGE([.M2:.M107])" office:value-type="float" office:value="1.33" calcext:value-type="float">
            <text:p>1,33</text:p>
          </table:table-cell>
          <table:table-cell table:formula="of:=AVERAGE([.N2:.N107])" office:value-type="float" office:value="1.43" calcext:value-type="float">
            <text:p>1,43</text:p>
          </table:table-cell>
          <table:table-cell table:formula="of:=AVERAGE([.O2:.O107])" office:value-type="float" office:value="15.3434343434343" calcext:value-type="float">
            <text:p>15,3434343434343</text:p>
          </table:table-cell>
          <table:table-cell table:formula="of:=AVERAGE([.P2:.P107])" office:value-type="float" office:value="270.884615384615" calcext:value-type="float">
            <text:p>270,884615384615</text:p>
          </table:table-cell>
          <table:table-cell table:formula="of:=AVERAGE([.Q2:.Q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Sum</text:p>
          </table:table-cell>
          <table:table-cell table:formula="of:=SUM([.K2:.K107])" office:value-type="float" office:value="120" calcext:value-type="float">
            <text:p>120</text:p>
          </table:table-cell>
          <table:table-cell table:formula="of:=SUM([.L2:.L107])" office:value-type="float" office:value="335" calcext:value-type="float">
            <text:p>335</text:p>
          </table:table-cell>
          <table:table-cell table:formula="of:=SUM([.M2:.M107])" office:value-type="float" office:value="133" calcext:value-type="float">
            <text:p>133</text:p>
          </table:table-cell>
          <table:table-cell table:formula="of:=SUM([.N2:.N107])" office:value-type="float" office:value="143" calcext:value-type="float">
            <text:p>143</text:p>
          </table:table-cell>
          <table:table-cell table:formula="of:=SUM([.O2:.O107])" office:value-type="float" office:value="1519" calcext:value-type="float">
            <text:p>1519</text:p>
          </table:table-cell>
          <table:table-cell table:formula="of:=SUM([.P2:.P107])" office:value-type="float" office:value="21129" calcext:value-type="float">
            <text:p>21129</text:p>
          </table:table-cell>
          <table:table-cell table:formula="of:=SUM([.Q2:.Q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(Area ID)" table:style-name="ta1">
        <table:table-column table:style-name="co6" table:default-cell-style-name="ce16"/>
        <table:table-column table:style-name="co6" table:default-cell-style-name="ce21"/>
        <table:table-column table:style-name="co6" table:default-cell-style-name="ce65"/>
        <table:table-row table:style-name="ro1">
          <table:table-cell table:style-name="ce15" office:value-type="string" calcext:value-type="string">
            <text:p>ID</text:p>
          </table:table-cell>
          <table:table-cell table:style-name="ce20" office:value-type="string" calcext:value-type="string">
            <text:p>Name</text:p>
          </table:table-cell>
          <table:table-cell table:style-name="ce26" office:value-type="string" calcext:value-type="string">
            <text:p>(пусто)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/>
        </table:table-row>
        <table:table-row table:style-name="ro1">
          <table:table-cell table:style-name="ce17" office:value-type="string" calcext:value-type="string">
            <text:p>0x6e</text:p>
          </table:table-cell>
          <table:table-cell table:style-name="ce22" office:value-type="string" calcext:value-type="string">
            <text:p>The Long Tunnel</text:p>
          </table:table-cell>
          <table:table-cell table:style-name="ce66"/>
        </table:table-row>
        <table:table-row table:style-name="ro1">
          <table:table-cell table:style-name="ce63"/>
          <table:table-cell table:style-name="ce64" office:value-type="string" calcext:value-type="string">
            <text:p>The Lost Caves</text:p>
          </table:table-cell>
          <table:table-cell table:style-name="ce67"/>
        </table:table-row>
      </table:table>
      <table:table table:name="Properties" table:style-name="ta1">
        <table:table-column table:style-name="co6" table:default-cell-style-name="Default"/>
        <table:table-column table:style-name="co50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table:table-column table:style-name="co2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table table:name="Object" table:style-name="ta1">
        <office:forms form:automatic-focus="false" form:apply-design-mode="false"/>
        <table:table-column table:style-name="co53" table:default-cell-style-name="ce112"/>
        <table:table-column table:style-name="co53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Objects Data" table:style-name="ta1">
        <table:table-column table:style-name="co54" table:default-cell-style-name="ce123"/>
        <table:table-column table:style-name="co55" table:number-columns-repeated="1023" table:default-cell-style-name="ce125"/>
        <table:table-row table:style-name="ro5">
          <table:table-cell table:style-name="ce122"/>
          <table:table-cell table:number-columns-repeated="2" table:style-name="ce124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number-columns-repeated="2" table:style-name="ce124" office:value-type="string" calcext:value-type="string">
            <text:p>Y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number-columns-repeated="2" table:style-name="ce124" office:value-type="string" calcext:value-type="string">
            <text:p>X prev</text:p>
          </table:table-cell>
          <table:table-cell table:number-columns-repeated="2" table:style-name="ce124" office:value-type="string" calcext:value-type="string">
            <text:p>Y prev</text:p>
          </table:table-cell>
          <table:table-cell table:number-columns-repeated="2" table:style-name="ce124" office:value-type="string" calcext:value-type="string">
            <text:p>X?</text:p>
          </table:table-cell>
          <table:table-cell table:number-columns-repeated="2" table:style-name="ce124" office:value-type="string" calcext:value-type="string">
            <text:p>Y?</text:p>
          </table:table-cell>
          <table:table-cell table:style-name="ce124" office:value-type="string" calcext:value-type="string">
            <text:p>sprite</text:p>
          </table:table-cell>
          <table:table-cell table:style-name="ce124"/>
          <table:table-cell table:style-name="ce124" office:value-type="string" calcext:value-type="string">
            <text:p>animation</text:p>
          </table:table-cell>
          <table:table-cell table:style-name="ce124" office:value-type="string" calcext:value-type="string">
            <text:p>timer</text:p>
          </table:table-cell>
          <table:table-cell table:style-name="ce124"/>
          <table:table-cell table:style-name="ce124" office:value-type="string" calcext:value-type="string">
            <text:p>orient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style-name="ce124" table:number-columns-repeated="6"/>
          <table:table-cell table:style-name="ce124" office:value-type="string" calcext:value-type="string">
            <text:p>type</text:p>
          </table:table-cell>
          <table:table-cell table:style-name="ce124" office:value-type="string" calcext:value-type="string">
            <text:p>class</text:p>
          </table:table-cell>
          <table:table-cell table:style-name="ce124" table:number-columns-repeated="16"/>
          <table:table-cell table:style-name="ce124" office:value-type="string" calcext:value-type="string">
            <text:p>moveY</text:p>
          </table:table-cell>
          <table:table-cell table:style-name="ce124"/>
          <table:table-cell table:style-name="ce124" office:value-type="string" calcext:value-type="string">
            <text:p>moceCnt</text:p>
          </table:table-cell>
          <table:table-cell table:style-name="ce124" office:value-type="string" calcext:value-type="string">
            <text:p>moveCnt</text:p>
          </table:table-cell>
          <table:table-cell table:number-columns-repeated="2" table:style-name="ce124" office:value-type="string" calcext:value-type="string">
            <text:p>move</text:p>
          </table:table-cell>
          <table:table-cell table:style-name="ce124" table:number-columns-repeated="4"/>
          <table:table-cell table:style-name="ce124" office:value-type="string" calcext:value-type="string">
            <text:p>type</text:p>
          </table:table-cell>
          <table:table-cell table:style-name="ce124" office:value-type="string" calcext:value-type="string">
            <text:p>behaviour</text:p>
          </table:table-cell>
          <table:table-cell table:style-name="ce124" office:value-type="string" calcext:value-type="string">
            <text:p>move</text:p>
          </table:table-cell>
          <table:table-cell table:style-name="ce124" office:value-type="string" calcext:value-type="string">
            <text:p>beacon</text:p>
          </table:table-cell>
          <table:table-cell table:style-name="ce124" office:value-type="string" calcext:value-type="string">
            <text:p>state</text:p>
          </table:table-cell>
          <table:table-cell table:style-name="ce124" office:value-type="string" calcext:value-type="string">
            <text:p>health</text:p>
          </table:table-cell>
          <table:table-cell table:style-name="ce124" table:number-columns-repeated="4"/>
          <table:table-cell table:style-name="ce124" office:value-type="string" calcext:value-type="string">
            <text:p>stackSize</text:p>
          </table:table-cell>
          <table:table-cell table:style-name="ce124" table:number-columns-repeated="2"/>
          <table:table-cell table:style-name="ce124" office:value-type="string" calcext:value-type="string">
            <text:p>activated</text:p>
          </table:table-cell>
          <table:table-cell table:style-name="ce124" office:value-type="string" calcext:value-type="string">
            <text:p>detonateCnt</text:p>
          </table:table-cell>
          <table:table-cell table:style-name="ce124" office:value-type="string" calcext:value-type="string">
            <text:p>detonate</text:p>
          </table:table-cell>
          <table:table-cell table:style-name="ce124" office:value-type="string" calcext:value-type="string">
            <text:p>landCnt</text:p>
          </table:table-cell>
          <table:table-cell table:style-name="ce124" table:number-columns-repeated="31"/>
          <table:table-cell table:number-columns-repeated="2" table:style-name="ce124" office:value-type="string" calcext:value-type="string">
            <text:p>ptr</text:p>
          </table:table-cell>
          <table:table-cell table:style-name="ce124" table:number-columns-repeated="20"/>
          <table:table-cell table:style-name="ce124" office:value-type="string" calcext:value-type="string">
            <text:p>type</text:p>
          </table:table-cell>
          <table:table-cell table:style-name="ce124" table:number-columns-repeated="894"/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8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rocket+explosion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13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nie 1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Arnie 2</text:p>
          </table:table-cell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Arnie Kill</text:p>
          </table:table-cell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box (on)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c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13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9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starbox (knock)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c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9</text:p>
          </table:table-cell>
          <table:table-cell table:number-columns-repeated="89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1">
        <table:table-column table:style-name="co56" table:default-cell-style-name="ce123"/>
        <table:table-column table:style-name="co55" table:number-columns-repeated="975" table:default-cell-style-name="ce125"/>
        <table:table-column table:style-name="co6" table:number-columns-repeated="48" table:default-cell-style-name="Default"/>
        <table:table-row table:style-name="ro6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Take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Take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Knock Event 1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Knock Event 2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 1" table:style-name="ta1">
        <office:forms form:automatic-focus="false" form:apply-design-mode="false"/>
        <table:table-column table:style-name="co57" table:default-cell-style-name="ce147"/>
        <table:table-column table:style-name="co58" table:number-columns-repeated="63" table:default-cell-style-name="ce147"/>
        <table:table-row table:style-name="ro7">
          <table:table-cell table:style-name="ce146"/>
          <table:table-cell table:style-name="ce146" office:value-type="string" calcext:value-type="string">
            <text:p>boot</text:p>
          </table:table-cell>
          <table:table-cell table:style-name="ce146" office:value-type="string" calcext:value-type="string">
            <text:p>presents</text:p>
          </table:table-cell>
          <table:table-cell table:style-name="ce146" office:value-type="string" calcext:value-type="string">
            <text:p>james pond 3</text:p>
          </table:table-cell>
          <table:table-cell table:style-name="ce146" office:value-type="string" calcext:value-type="string">
            <text:p>vectordean</text:p>
          </table:table-cell>
          <table:table-cell table:style-name="ce146" office:value-type="string" calcext:value-type="string">
            <text:p>millennium</text:p>
          </table:table-cell>
          <table:table-cell table:style-name="ce146" office:value-type="string" calcext:value-type="string">
            <text:p>sega</text:p>
          </table:table-cell>
          <table:table-cell table:style-name="ce146" office:value-type="string" calcext:value-type="string">
            <text:p>splash</text:p>
          </table:table-cell>
          <table:table-cell table:style-name="ce146" office:value-type="string" calcext:value-type="string">
            <text:p>intro 1</text:p>
          </table:table-cell>
          <table:table-cell table:style-name="ce146" office:value-type="string" calcext:value-type="string">
            <text:p><text:s text:c="2"/>typo 1</text:p>
          </table:table-cell>
          <table:table-cell table:style-name="ce146" table:number-columns-repeated="5"/>
          <table:table-cell table:style-name="Default"/>
          <table:table-cell table:style-name="ce146" office:value-type="string" calcext:value-type="string">
            <text:p><text:s text:c="2"/>text 1</text:p>
          </table:table-cell>
          <table:table-cell table:style-name="ce146" table:number-columns-repeated="2"/>
          <table:table-cell table:style-name="Default"/>
          <table:table-cell table:style-name="ce146" office:value-type="string" calcext:value-type="string">
            <text:p><text:s text:c="2"/>typo 2</text:p>
          </table:table-cell>
          <table:table-cell table:style-name="ce146" table:number-columns-repeated="2"/>
          <table:table-cell table:style-name="ce146" office:value-type="string" calcext:value-type="string">
            <text:p>intro 2</text:p>
          </table:table-cell>
          <table:table-cell table:style-name="ce146" office:value-type="string" calcext:value-type="string">
            <text:p><text:s text:c="2"/>typo</text:p>
          </table:table-cell>
          <table:table-cell table:style-name="ce146" table:number-columns-repeated="6"/>
          <table:table-cell table:style-name="ce146" office:value-type="string" calcext:value-type="string">
            <text:p><text:s text:c="2"/>picture 2</text:p>
          </table:table-cell>
          <table:table-cell table:style-name="ce146"/>
          <table:table-cell table:style-name="ce146" office:value-type="string" calcext:value-type="string">
            <text:p><text:s text:c="2"/>typo</text:p>
          </table:table-cell>
          <table:table-cell table:style-name="ce146" table:number-columns-repeated="9"/>
          <table:table-cell table:style-name="ce146" office:value-type="string" calcext:value-type="string">
            <text:p>intro 3</text:p>
          </table:table-cell>
          <table:table-cell table:style-name="ce146" table:number-columns-repeated="3"/>
          <table:table-cell table:style-name="ce146" office:value-type="string" calcext:value-type="string">
            <text:p><text:s text:c="2"/>picture 2</text:p>
          </table:table-cell>
          <table:table-cell table:style-name="ce146" table:number-columns-repeated="3"/>
          <table:table-cell table:style-name="ce146" office:value-type="string" calcext:value-type="string">
            <text:p>intro 4</text:p>
          </table:table-cell>
          <table:table-cell table:style-name="ce146" table:number-columns-repeated="5"/>
          <table:table-cell table:style-name="ce146" office:value-type="string" calcext:value-type="string">
            <text:p>start</text:p>
          </table:table-cell>
          <table:table-cell table:style-name="ce146" office:value-type="string" calcext:value-type="string">
            <text:p>password</text:p>
          </table:table-cell>
          <table:table-cell table:style-name="ce146" office:value-type="string" calcext:value-type="string">
            <text:p>options</text:p>
          </table:table-cell>
          <table:table-cell table:style-name="ce146" office:value-type="string" calcext:value-type="string">
            <text:p>map</text:p>
          </table:table-cell>
          <table:table-cell table:style-name="ce146" office:value-type="string" calcext:value-type="string">
            <text:p>prompt</text:p>
          </table:table-cell>
          <table:table-cell table:style-name="ce146" office:value-type="string" calcext:value-type="string">
            <text:p><text:s text:c="2"/>area</text:p>
          </table:table-cell>
          <table:table-cell table:style-name="ce146" office:value-type="string" calcext:value-type="string">
            <text:p><text:s text:c="2"/>get ready!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c9</text:p>
          </table:table-cell>
          <table:table-cell table:number-columns-repeated="6"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cc</text:p>
          </table:table-cell>
          <table:table-cell/>
          <table:table-cell table:style-name="Default"/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ca</text:p>
          </table:table-cell>
          <table:table-cell table:number-columns-repeated="4"/>
          <table:table-cell office:value-type="string" calcext:value-type="string">
            <text:p>c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8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…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table:style-name="Default"/>
          <table:table-cell office:value-type="string" calcext:value-type="string">
            <text:p>84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8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a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13</text:p>
          </table:table-cell>
          <table:table-cell table:number-columns-repeated="6"/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17</text:p>
          </table:table-cell>
          <table:table-cell table:number-columns-repeated="3"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18</text:p>
          </table:table-cell>
          <table:table-cell/>
          <table:table-cell table:style-name="Default"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0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…</text:p>
          </table:table-cell>
          <table:table-cell table:style-name="Default"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0b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3</text:p>
          </table:table-cell>
          <table:table-cell table:number-columns-repeated="6"/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17</text:p>
          </table:table-cell>
          <table:table-cell table:number-columns-repeated="3"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c</text:p>
          </table:table-cell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" table:style-name="ta1">
        <office:forms form:automatic-focus="false" form:apply-design-mode="false"/>
        <table:table-column table:style-name="co59" table:default-cell-style-name="ce149"/>
        <table:table-column table:style-name="co1" table:number-columns-repeated="63" table:default-cell-style-name="ce149"/>
        <table:table-row table:style-name="ro7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office:forms form:automatic-focus="false" form:apply-design-mode="false"/>
        <table:table-column table:style-name="co59" table:default-cell-style-name="ce149"/>
        <table:table-column table:style-name="co1" table:number-columns-repeated="63" table:default-cell-style-name="ce149"/>
        <table:table-row table:style-name="ro7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22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8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9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8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1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8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4" table:formula="of:=([.$C6]-1)*[.D$1]+[.$B6]" office:value-type="float" office:value="23" calcext:value-type="float">
            <text:p>23</text:p>
          </table:table-cell>
          <table:table-cell table:style-name="ce84" table:formula="of:=([.$C6]-1)*[.E$1]+[.$B6]" office:value-type="float" office:value="29" calcext:value-type="float">
            <text:p>29</text:p>
          </table:table-cell>
          <table:table-cell table:style-name="ce84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([.$C8]-1)*[.D$1]+[.$B8]" office:value-type="float" office:value="29" calcext:value-type="float">
            <text:p>29</text:p>
          </table:table-cell>
          <table:table-cell table:formula="of:=([.$C8]-1)*[.E$1]+[.$B8]" office:value-type="float" office:value="37" calcext:value-type="float">
            <text:p>37</text:p>
          </table:table-cell>
          <table:table-cell table:style-name="ce128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  <table:database-ranges>
        <table:database-range table:name="__Anonymous_Sheet_DB__2" table:target-range-address="Design.G1:Design.G237">
          <table:sort>
            <table:sort-by table:field-number="0" table:data-type="automatic"/>
          </table:sort>
        </table:database-range>
        <table:database-range table:name="__Anonymous_Sheet_DB__3" table:target-range-address="Missable.G1:Missable.G165">
          <table:sort>
            <table:sort-by table:field-number="0" table:data-type="automatic"/>
          </table:sort>
        </table:database-range>
        <table:database-range table:name="__Anonymous_Sheet_DB__17" table:target-range-address="'State 2'.A3:'State 2'.AP17" table:contains-header="false" table:orientation="column"/>
      </table:database-ranges>
      <table:data-pilot-tables>
        <table:data-pilot-table table:name="DataPilot2" table:application-data="" table:target-range-address="'(Order)'.A1:'(Order)'.D157" table:buttons="'(Order)'.A1 '(Order)'.B1 '(Order)'.C1" table:ignore-empty-rows="true" table:identify-categories="true" table:show-filter-button="false" table:drill-down-on-double-click="false">
          <table:source-cell-range table:cell-range-address="Design.B1:Design.G5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ubbling Adventure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Thwart the evil and restore freedom to the galax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4" table:buttons="'(Scope Score)'.A1" table:ignore-empty-rows="true" table:show-filter-button="false" table:drill-down-on-double-click="false">
          <table:source-cell-range table:cell-range-address="Design.D1:Design.E5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6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(Area ID)'.A1:'(Area ID)'.C106" table:buttons="'(Area ID)'.A1 '(Area ID)'.B1" table:grand-total="none" table:ignore-empty-rows="true" table:show-filter-button="false" table:drill-down-on-double-click="false">
          <table:source-cell-range table:cell-range-address="Area.A1:Area.B1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" table:orientation="row" table:used-hierarchy="0" table:function="auto">
            <table:data-pilot-level table:show-empty="false" calcext:repeat-item-labels="false">
              <table:data-pilot-members>
                <table:data-pilot-member table:name="0x00" table:display="true" table:show-details="true"/>
                <table:data-pilot-member table:name="0x01" table:display="true" table:show-details="true"/>
                <table:data-pilot-member table:name="0x02" table:display="true" table:show-details="true"/>
                <table:data-pilot-member table:name="0x03" table:display="true" table:show-details="true"/>
                <table:data-pilot-member table:name="0x04" table:display="true" table:show-details="true"/>
                <table:data-pilot-member table:name="0x05" table:display="true" table:show-details="true"/>
                <table:data-pilot-member table:name="0x06" table:display="true" table:show-details="true"/>
                <table:data-pilot-member table:name="0x07" table:display="true" table:show-details="true"/>
                <table:data-pilot-member table:name="0x08" table:display="true" table:show-details="true"/>
                <table:data-pilot-member table:name="0x09" table:display="true" table:show-details="true"/>
                <table:data-pilot-member table:name="0x0a" table:display="true" table:show-details="true"/>
                <table:data-pilot-member table:name="0x0b" table:display="true" table:show-details="true"/>
                <table:data-pilot-member table:name="0x0c" table:display="true" table:show-details="true"/>
                <table:data-pilot-member table:name="0x0d" table:display="true" table:show-details="true"/>
                <table:data-pilot-member table:name="0x0e" table:display="true" table:show-details="true"/>
                <table:data-pilot-member table:name="0x0f" table:display="true" table:show-details="true"/>
                <table:data-pilot-member table:name="0x10" table:display="true" table:show-details="true"/>
                <table:data-pilot-member table:name="0x11" table:display="true" table:show-details="true"/>
                <table:data-pilot-member table:name="0x12" table:display="true" table:show-details="true"/>
                <table:data-pilot-member table:name="0x13" table:display="true" table:show-details="true"/>
                <table:data-pilot-member table:name="0x14" table:display="true" table:show-details="true"/>
                <table:data-pilot-member table:name="0x15" table:display="true" table:show-details="true"/>
                <table:data-pilot-member table:name="0x16" table:display="true" table:show-details="true"/>
                <table:data-pilot-member table:name="0x17" table:display="true" table:show-details="true"/>
                <table:data-pilot-member table:name="0x18" table:display="true" table:show-details="true"/>
                <table:data-pilot-member table:name="0x19" table:display="true" table:show-details="true"/>
                <table:data-pilot-member table:name="0x1a" table:display="true" table:show-details="true"/>
                <table:data-pilot-member table:name="0x1b" table:display="true" table:show-details="true"/>
                <table:data-pilot-member table:name="0x1c" table:display="true" table:show-details="true"/>
                <table:data-pilot-member table:name="0x1d" table:display="true" table:show-details="true"/>
                <table:data-pilot-member table:name="0x1e" table:display="true" table:show-details="true"/>
                <table:data-pilot-member table:name="0x1f" table:display="true" table:show-details="true"/>
                <table:data-pilot-member table:name="0x20" table:display="true" table:show-details="true"/>
                <table:data-pilot-member table:name="0x21" table:display="true" table:show-details="true"/>
                <table:data-pilot-member table:name="0x22" table:display="true" table:show-details="true"/>
                <table:data-pilot-member table:name="0x23" table:display="true" table:show-details="true"/>
                <table:data-pilot-member table:name="0x24" table:display="true" table:show-details="true"/>
                <table:data-pilot-member table:name="0x25" table:display="true" table:show-details="true"/>
                <table:data-pilot-member table:name="0x26" table:display="true" table:show-details="true"/>
                <table:data-pilot-member table:name="0x27" table:display="true" table:show-details="true"/>
                <table:data-pilot-member table:name="0x28" table:display="true" table:show-details="true"/>
                <table:data-pilot-member table:name="0x29" table:display="true" table:show-details="true"/>
                <table:data-pilot-member table:name="0x2a" table:display="true" table:show-details="true"/>
                <table:data-pilot-member table:name="0x2b" table:display="true" table:show-details="true"/>
                <table:data-pilot-member table:name="0x2c" table:display="true" table:show-details="true"/>
                <table:data-pilot-member table:name="0x33" table:display="true" table:show-details="true"/>
                <table:data-pilot-member table:name="0x34" table:display="true" table:show-details="true"/>
                <table:data-pilot-member table:name="0x35" table:display="true" table:show-details="true"/>
                <table:data-pilot-member table:name="0x36" table:display="true" table:show-details="true"/>
                <table:data-pilot-member table:name="0x37" table:display="true" table:show-details="true"/>
                <table:data-pilot-member table:name="0x38" table:display="true" table:show-details="true"/>
                <table:data-pilot-member table:name="0x39" table:display="true" table:show-details="true"/>
                <table:data-pilot-member table:name="0x3a" table:display="true" table:show-details="true"/>
                <table:data-pilot-member table:name="0x3b" table:display="true" table:show-details="true"/>
                <table:data-pilot-member table:name="0x3c" table:display="true" table:show-details="true"/>
                <table:data-pilot-member table:name="0x3d" table:display="true" table:show-details="true"/>
                <table:data-pilot-member table:name="0x3e" table:display="true" table:show-details="true"/>
                <table:data-pilot-member table:name="0x3f" table:display="true" table:show-details="true"/>
                <table:data-pilot-member table:name="0x40" table:display="true" table:show-details="true"/>
                <table:data-pilot-member table:name="0x41" table:display="true" table:show-details="true"/>
                <table:data-pilot-member table:name="0x42" table:display="true" table:show-details="true"/>
                <table:data-pilot-member table:name="0x43" table:display="true" table:show-details="true"/>
                <table:data-pilot-member table:name="0x44" table:display="true" table:show-details="true"/>
                <table:data-pilot-member table:name="0x45" table:display="true" table:show-details="true"/>
                <table:data-pilot-member table:name="0x46" table:display="true" table:show-details="true"/>
                <table:data-pilot-member table:name="0x47" table:display="true" table:show-details="true"/>
                <table:data-pilot-member table:name="0x48" table:display="true" table:show-details="true"/>
                <table:data-pilot-member table:name="0x49" table:display="true" table:show-details="true"/>
                <table:data-pilot-member table:name="0x4a" table:display="true" table:show-details="true"/>
                <table:data-pilot-member table:name="0x4b" table:display="true" table:show-details="true"/>
                <table:data-pilot-member table:name="0x4c" table:display="true" table:show-details="true"/>
                <table:data-pilot-member table:name="0x4d" table:display="true" table:show-details="true"/>
                <table:data-pilot-member table:name="0x4e" table:display="true" table:show-details="true"/>
                <table:data-pilot-member table:name="0x4f" table:display="true" table:show-details="true"/>
                <table:data-pilot-member table:name="0x50" table:display="true" table:show-details="true"/>
                <table:data-pilot-member table:name="0x51" table:display="true" table:show-details="true"/>
                <table:data-pilot-member table:name="0x52" table:display="true" table:show-details="true"/>
                <table:data-pilot-member table:name="0x53" table:display="true" table:show-details="true"/>
                <table:data-pilot-member table:name="0x54" table:display="true" table:show-details="true"/>
                <table:data-pilot-member table:name="0x55" table:display="true" table:show-details="true"/>
                <table:data-pilot-member table:name="0x56" table:display="true" table:show-details="true"/>
                <table:data-pilot-member table:name="0x57" table:display="true" table:show-details="true"/>
                <table:data-pilot-member table:name="0x58" table:display="true" table:show-details="true"/>
                <table:data-pilot-member table:name="0x59" table:display="true" table:show-details="true"/>
                <table:data-pilot-member table:name="0x5a" table:display="true" table:show-details="true"/>
                <table:data-pilot-member table:name="0x5b" table:display="true" table:show-details="true"/>
                <table:data-pilot-member table:name="0x5c" table:display="true" table:show-details="true"/>
                <table:data-pilot-member table:name="0x5d" table:display="true" table:show-details="true"/>
                <table:data-pilot-member table:name="0x5e" table:display="true" table:show-details="true"/>
                <table:data-pilot-member table:name="0x5f" table:display="true" table:show-details="true"/>
                <table:data-pilot-member table:name="0x60" table:display="true" table:show-details="true"/>
                <table:data-pilot-member table:name="0x61" table:display="true" table:show-details="true"/>
                <table:data-pilot-member table:name="0x63" table:display="true" table:show-details="true"/>
                <table:data-pilot-member table:name="0x64" table:display="true" table:show-details="true"/>
                <table:data-pilot-member table:name="0x65" table:display="true" table:show-details="true"/>
                <table:data-pilot-member table:name="0x66" table:display="true" table:show-details="true"/>
                <table:data-pilot-member table:name="0x67" table:display="true" table:show-details="true"/>
                <table:data-pilot-member table:name="0x68" table:display="true" table:show-details="true"/>
                <table:data-pilot-member table:name="0x69" table:display="true" table:show-details="true"/>
                <table:data-pilot-member table:name="0x6a" table:display="true" table:show-details="true"/>
                <table:data-pilot-member table:name="0x6b" table:display="true" table:show-details="true"/>
                <table:data-pilot-member table:name="0x6c" table:display="true" table:show-details="true"/>
                <table:data-pilot-member table:name="0x6d" table:display="true" table:show-details="true"/>
                <table:data-pilot-member table:name="0x6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Banana Basin" table:display="true" table:show-details="true"/>
                <table:data-pilot-member table:name="Bilgington Barrows" table:display="true" table:show-details="true"/>
                <table:data-pilot-member table:name="Blue Cheese Badlands" table:display="true" table:show-details="true"/>
                <table:data-pilot-member table:name="Blue Forest Plateau" table:display="true" table:show-details="true"/>
                <table:data-pilot-member table:name="Blue Moon Dunes" table:display="true" table:show-details="true"/>
                <table:data-pilot-member table:name="Bovine Aerial Assault" table:display="true" table:show-details="true"/>
                <table:data-pilot-member table:name="Bubbling Plains" table:display="true" table:show-details="true"/>
                <table:data-pilot-member table:name="Buttercup Plains" table:display="true" table:show-details="true"/>
                <table:data-pilot-member table:name="Buttercup Ridge" table:display="true" table:show-details="true"/>
                <table:data-pilot-member table:name="Butterscotch Clen" table:display="true" table:show-details="true"/>
                <table:data-pilot-member table:name="Caerphilly Down" table:display="true" table:show-details="true"/>
                <table:data-pilot-member table:name="Caerphilly Steppes" table:display="true" table:show-details="true"/>
                <table:data-pilot-member table:name="Camonbert Canyon" table:display="true" table:show-details="true"/>
                <table:data-pilot-member table:name="Cheddar Chasm" table:display="true" table:show-details="true"/>
                <table:data-pilot-member table:name="Cheese Silo" table:display="true" table:show-details="true"/>
                <table:data-pilot-member table:name="Cherry Cascade" table:display="true" table:show-details="true"/>
                <table:data-pilot-member table:name="Citrus Rapids" table:display="true" table:show-details="true"/>
                <table:data-pilot-member table:name="Crater Gruyere" table:display="true" table:show-details="true"/>
                <table:data-pilot-member table:name="Crystal Corridors" table:display="true" table:show-details="true"/>
                <table:data-pilot-member table:name="Crystalline Cheese Chunk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Custard Craters" table:display="true" table:show-details="true"/>
                <table:data-pilot-member table:name="Deadend Caves" table:display="true" table:show-details="true"/>
                <table:data-pilot-member table:name="Dessert Desert" table:display="true" table:show-details="true"/>
                <table:data-pilot-member table:name="Double Scoopingdon" table:display="true" table:show-details="true"/>
                <table:data-pilot-member table:name="Dripping Downs" table:display="true" table:show-details="true"/>
                <table:data-pilot-member table:name="East of Edam" table:display="true" table:show-details="true"/>
                <table:data-pilot-member table:name="Eastern Cheddar Hoard" table:display="true" table:show-details="true"/>
                <table:data-pilot-member table:name="Fruit Falls" table:display="true" table:show-details="true"/>
                <table:data-pilot-member table:name="Fruitassic Park" table:display="true" table:show-details="true"/>
                <table:data-pilot-member table:name="Fruitopolis" table:display="true" table:show-details="true"/>
                <table:data-pilot-member table:name="Garden of Edam" table:display="true" table:show-details="true"/>
                <table:data-pilot-member table:name="Glace Glacier" table:display="true" table:show-details="true"/>
                <table:data-pilot-member table:name="Gloopy Henge" table:display="true" table:show-details="true"/>
                <table:data-pilot-member table:name="Gorgonzola Gorge" table:display="true" table:show-details="true"/>
                <table:data-pilot-member table:name="Gouda Gully" table:display="true" table:show-details="true"/>
                <table:data-pilot-member table:name="Greater Pimple" table:display="true" table:show-details="true"/>
                <table:data-pilot-member table:name="Gurgleton" table:display="true" table:show-details="true"/>
                <table:data-pilot-member table:name="Hidden Cheese Silo" table:display="true" table:show-details="true"/>
                <table:data-pilot-member table:name="Hot Custards Springs" table:display="true" table:show-details="true"/>
                <table:data-pilot-member table:name="Kentucky Fried Fiend" table:display="true" table:show-details="true"/>
                <table:data-pilot-member table:name="Killer Chasm" table:display="true" table:show-details="true"/>
                <table:data-pilot-member table:name="Lair of the Mush-beast" table:display="true" table:show-details="true"/>
                <table:data-pilot-member table:name="Lake Butterfingers" table:display="true" table:show-details="true"/>
                <table:data-pilot-member table:name="Land of the Giants" table:display="true" table:show-details="true"/>
                <table:data-pilot-member table:name="Limburger Reach" table:display="true" table:show-details="true"/>
                <table:data-pilot-member table:name="Little Curdlington" table:display="true" table:show-details="true"/>
                <table:data-pilot-member table:name="Little Pimple" table:display="true" table:show-details="true"/>
                <table:data-pilot-member table:name="Lower Curdleburg" table:display="true" table:show-details="true"/>
                <table:data-pilot-member table:name="Lower Gloopy" table:display="true" table:show-details="true"/>
                <table:data-pilot-member table:name="Lower Slimeswold" table:display="true" table:show-details="true"/>
                <table:data-pilot-member table:name="Lower Whey" table:display="true" table:show-details="true"/>
                <table:data-pilot-member table:name="Lumpsville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Moors" table:display="true" table:show-details="true"/>
                <table:data-pilot-member table:name="Mushy March" table:display="true" table:show-details="true"/>
                <table:data-pilot-member table:name="Neopolitan Peninsula" table:display="true" table:show-details="true"/>
                <table:data-pilot-member table:name="Nether Slimeswold" table:display="true" table:show-details="true"/>
                <table:data-pilot-member table:name="Nibbleston Fell" table:display="true" table:show-details="true"/>
                <table:data-pilot-member table:name="Nibbleston Quarry" table:display="true" table:show-details="true"/>
                <table:data-pilot-member table:name="Outer He-brie-dees" table:display="true" table:show-details="true"/>
                <table:data-pilot-member table:name="Parmesan Peaks" table:display="true" table:show-details="true"/>
                <table:data-pilot-member table:name="Parmesan Plains" table:display="true" table:show-details="true"/>
                <table:data-pilot-member table:name="Parmesan Plateau" table:display="true" table:show-details="true"/>
                <table:data-pilot-member table:name="Pi-rat Harbour" table:display="true" table:show-details="true"/>
                <table:data-pilot-member table:name="Poltergeist Valley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Peninsula" table:display="true" table:show-details="true"/>
                <table:data-pilot-member table:name="Roquefort Ridge" table:display="true" table:show-details="true"/>
                <table:data-pilot-member table:name="Rottington Ridge" table:display="true" table:show-details="true"/>
                <table:data-pilot-member table:name="Scoopingdon" table:display="true" table:show-details="true"/>
                <table:data-pilot-member table:name="Slimeswold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ppery Slopes" table:display="true" table:show-details="true"/>
                <table:data-pilot-member table:name="Slitherpool" table:display="true" table:show-details="true"/>
                <table:data-pilot-member table:name="Sorbet on Sea" table:display="true" table:show-details="true"/>
                <table:data-pilot-member table:name="Splinter Pit" table:display="true" table:show-details="true"/>
                <table:data-pilot-member table:name="Subterranean Stiltonium" table:display="true" table:show-details="true"/>
                <table:data-pilot-member table:name="The Arran Archipelago" table:display="true" table:show-details="true"/>
                <table:data-pilot-member table:name="The Chunnel" table:display="true" table:show-details="true"/>
                <table:data-pilot-member table:name="The Crystal Run" table:display="true" table:show-details="true"/>
                <table:data-pilot-member table:name="The Feta Flatlands" table:display="true" table:show-details="true"/>
                <table:data-pilot-member table:name="The Floating Folly" table:display="true" table:show-details="true"/>
                <table:data-pilot-member table:name="The Fungal Jungle" table:display="true" table:show-details="true"/>
                <table:data-pilot-member table:name="The Fungi Strikes Back" table:display="true" table:show-details="true"/>
                <table:data-pilot-member table:name="The Long Tunnel" table:display="true" table:show-details="true"/>
                <table:data-pilot-member table:name="The Lost Caves" table:display="true" table:show-details="true"/>
                <table:data-pilot-member table:name="The Lumpsville Lurker" table:display="true" table:show-details="true"/>
                <table:data-pilot-member table:name="The Melting Downs" table:display="true" table:show-details="true"/>
                <table:data-pilot-member table:name="The Mocha Mountains" table:display="true" table:show-details="true"/>
                <table:data-pilot-member table:name="The Munster Moors" table:display="true" table:show-details="true"/>
                <table:data-pilot-member table:name="The Peppermint Pinnacles" table:display="true" table:show-details="true"/>
                <table:data-pilot-member table:name="The Prussian Precipice" table:display="true" table:show-details="true"/>
                <table:data-pilot-member table:name="Toadstool Point" table:display="true" table:show-details="true"/>
                <table:data-pilot-member table:name="Triple Scoopingdon" table:display="true" table:show-details="true"/>
                <table:data-pilot-member table:name="Upper Curdlington" table:display="true" table:show-details="true"/>
                <table:data-pilot-member table:name="Waferville" table:display="true" table:show-details="true"/>
                <table:data-pilot-member table:name="Wendsleydale Wastelands" table:display="true" table:show-details="true"/>
                <table:data-pilot-member table:name="Yoghurtopi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46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4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2" table:display="true" table:show-details="true"/>
                <table:data-pilot-member table:name="1890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900" table:display="true" table:show-details="true"/>
                <table:data-pilot-member table:name="1910" table:display="true" table:show-details="true"/>
                <table:data-pilot-member table:name="1920" table:display="true" table:show-details="true"/>
                <table:data-pilot-member table:name="1930" table:display="true" table:show-details="true"/>
                <table:data-pilot-member table:name="10000" table:display="true" table:show-details="true"/>
                <table:data-pilot-member table:name="10001" table:display="true" table:show-details="true"/>
                <table:data-pilot-member table:name="10002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20" table:display="true" table:show-details="true"/>
                <table:data-pilot-member table:name="10021" table:display="true" table:show-details="true"/>
                <table:data-pilot-member table:name="10022" table:display="true" table:show-details="true"/>
                <table:data-pilot-member table:name="10030" table:display="true" table:show-details="true"/>
                <table:data-pilot-member table:name="10031" table:display="true" table:show-details="true"/>
                <table:data-pilot-member table:name="10032" table:display="true" table:show-details="true"/>
                <table:data-pilot-member table:name="10100" table:display="true" table:show-details="true"/>
                <table:data-pilot-member table:name="10101" table:display="true" table:show-details="true"/>
                <table:data-pilot-member table:name="10102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200" table:display="true" table:show-details="true"/>
                <table:data-pilot-member table:name="10201" table:display="true" table:show-details="true"/>
                <table:data-pilot-member table:name="10202" table:display="true" table:show-details="true"/>
                <table:data-pilot-member table:name="10210" table:display="true" table:show-details="true"/>
                <table:data-pilot-member table:name="10211" table:display="true" table:show-details="true"/>
                <table:data-pilot-member table:name="10212" table:display="true" table:show-details="true"/>
                <table:data-pilot-member table:name="10220" table:display="true" table:show-details="true"/>
                <table:data-pilot-member table:name="10221" table:display="true" table:show-details="true"/>
                <table:data-pilot-member table:name="10222" table:display="true" table:show-details="true"/>
                <table:data-pilot-member table:name="10230" table:display="true" table:show-details="true"/>
                <table:data-pilot-member table:name="10231" table:display="true" table:show-details="true"/>
                <table:data-pilot-member table:name="10232" table:display="true" table:show-details="true"/>
                <table:data-pilot-member table:name="10240" table:display="true" table:show-details="true"/>
                <table:data-pilot-member table:name="10241" table:display="true" table:show-details="true"/>
                <table:data-pilot-member table:name="10242" table:display="true" table:show-details="true"/>
                <table:data-pilot-member table:name="10300" table:display="true" table:show-details="true"/>
                <table:data-pilot-member table:name="10301" table:display="true" table:show-details="true"/>
                <table:data-pilot-member table:name="10302" table:display="true" table:show-details="true"/>
                <table:data-pilot-member table:name="11000" table:display="true" table:show-details="true"/>
                <table:data-pilot-member table:name="11010" table:display="true" table:show-details="true"/>
                <table:data-pilot-member table:name="11011" table:display="true" table:show-details="true"/>
                <table:data-pilot-member table:name="11012" table:display="true" table:show-details="true"/>
                <table:data-pilot-member table:name="110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!DISABLE FROG" table:display="true" table:show-details="true"/>
                <table:data-pilot-member table:name="Measure" table:display="true" table:show-details="true"/>
                <table:data-pilot-member table:name="Measure%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illiant Score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Dr. Yes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Escape from The Riccottacombes" table:display="true" table:show-details="true"/>
                <table:data-pilot-member table:name="Fantastic Score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Lutefisk Chef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pen Score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Swordfis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Exploding Fist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ime the Beacon" table:display="true" table:show-details="true"/>
                <table:data-pilot-member table:name="Time the Fist" table:display="true" table:show-details="true"/>
                <table:data-pilot-member table:name="Time the Jump" table:display="true" table:show-details="true"/>
                <table:data-pilot-member table:name="Total Failure" table:display="true" table:show-details="true"/>
                <table:data-pilot-member table:name="Travelling Salesman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erville Wealth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Complete" table:display="true" table:show-details="true"/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0 coins while clearing areas and having maximum energy points" table:display="true" table:show-details="true"/>
                <table:data-pilot-member table:name="Collect 10 crowns while clearing areas and having maximum energy points" table:display="true" table:show-details="true"/>
                <table:data-pilot-member table:name="Collect 10 life hearts while clearing areas and having maximum lives" table:display="true" table:show-details="true"/>
                <table:data-pilot-member table:name="Collect 10 trophies while clearing areas and having maximum energy points" table:display="true" table:show-details="true"/>
                <table:data-pilot-member table:name="Collect 25 coins while clearing areas and having maximum energy points" table:display="true" table:show-details="true"/>
                <table:data-pilot-member table:name="Collect 25 crowns while clearing areas and having maximum energy points" table:display="true" table:show-details="true"/>
                <table:data-pilot-member table:name="Collect 25 trophies while clearing areas and having maximum energy points" table:display="true" table:show-details="true"/>
                <table:data-pilot-member table:name="Collect 5 crowns while clearing areas and having maximum energy points" table:display="true" table:show-details="true"/>
                <table:data-pilot-member table:name="Collect 5 life hearts while clearing areas and having maximum lives" table:display="true" table:show-details="true"/>
                <table:data-pilot-member table:name="Collect 5 trophies while clearing areas and having maximum energy points" table:display="true" table:show-details="true"/>
                <table:data-pilot-member table:name="Collect 50 coins while clearing areas and having maximum energy points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life heart while clearing areas and having maximum lives" table:display="true" table:show-details="true"/>
                <table:data-pilot-member table:name="Collect the first teacup" table:display="true" table:show-details="true"/>
                <table:data-pilot-member table:name="Defeat 5 enemies in a row jumping on heads without landing" table:display="true" table:show-details="true"/>
                <table:data-pilot-member table:name="Defeat Dr. Maybe being on the dark side" table:display="true" table:show-details="true"/>
                <table:data-pilot-member table:name="Defeat Dr. Maybe without taking damag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1,000,000 points while clearing areas" table:display="true" table:show-details="true"/>
                <table:data-pilot-member table:name="Earn 10,000,000 points while clearing areas" table:display="true" table:show-details="true"/>
                <table:data-pilot-member table:name="Earn 3 moon bonuses in a row" table:display="true" table:show-details="true"/>
                <table:data-pilot-member table:name="Earn 3 teacup bonuses without hurting enemies" table:display="true" table:show-details="true"/>
                <table:data-pilot-member table:name="Earn 5 energy bonuses with at least 20 energy remaining" table:display="true" table:show-details="true"/>
                <table:data-pilot-member table:name="Earn 5 energy bonuses with at least 29 energy remaining" table:display="true" table:show-details="true"/>
                <table:data-pilot-member table:name="Earn 5 energy bonuses with at least 40 energy remaining" table:display="true" table:show-details="true"/>
                <table:data-pilot-member table:name="Earn 5 fatality bonuses with at least 10 fatalities without loosing a life" table:display="true" table:show-details="true"/>
                <table:data-pilot-member table:name="Earn 5 fatality bonuses with at least 25 fatalities without loosing a life" table:display="true" table:show-details="true"/>
                <table:data-pilot-member table:name="Earn 5 fatality bonuses with at least 5 fatalities without loosing a life" table:display="true" table:show-details="true"/>
                <table:data-pilot-member table:name="Earn 5 moon bonuses in a row" table:display="true" table:show-details="true"/>
                <table:data-pilot-member table:name="Earn 5 teacup bonuses without hurting enemies" table:display="true" table:show-details="true"/>
                <table:data-pilot-member table:name="Earn 5,000,000 points while clearing areas" table:display="true" table:show-details="true"/>
                <table:data-pilot-member table:name="Earn 50,000 points while breaking a beacon with a fist" table:display="true" table:show-details="true"/>
                <table:data-pilot-member table:name="Earn 50,000 points while breaking a beacon with a jump" table:display="true" table:show-details="true"/>
                <table:data-pilot-member table:name="Earn a moon bonus" table:display="true" table:show-details="true"/>
                <table:data-pilot-member table:name="Earn a teacup bonus without hurting enemies" table:display="true" table:show-details="true"/>
                <table:data-pilot-member table:name="Earn points while breaking a beacon" table:display="true" table:show-details="true"/>
                <table:data-pilot-member table:name="Enter a password carefully without editing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secret passage routes to Neopolitan Peninsula" table:display="true" table:show-details="true"/>
                <table:data-pilot-member table:name="Find the secret passage routes to Nether Slimeswold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aferville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Join the dark side of the Force. Dark Jedi is also Jedi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fill energy points to the maximum when had been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Reveal a hidden box while clearing area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ake the shortest route and defeat Dr. Maybe without revisiting areas and using continues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  <table:data-pilot-member table:name="Watch introduction and final titles" table:display="true" table:show-details="true"/>
                <table:data-pilot-member table:name="We have an enemy head, we have … a dynamite!" table:display="true" table:show-details="true"/>
                <table:data-pilot-member table:name="What is objectives? You had been trying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3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.00.0000</text:date>, <text:time style:data-style-name="N2" text:time-value="16:17:44.8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4-04T18:30:05.147000000</dc:date>
    <meta:editing-duration>P145DT12H59M43S</meta:editing-duration>
    <meta:editing-cycles>4541</meta:editing-cycles>
    <meta:document-statistic meta:table-count="20" meta:cell-count="1559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